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桃園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桃園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桃園市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4517" calcext:value-type="float">
            <text:p>14,517</text:p>
          </table:table-cell>
          <table:table-cell table:style-name="ce3" office:value-type="float" office:value="11425" calcext:value-type="float">
            <text:p>11,425</text:p>
          </table:table-cell>
          <table:table-cell table:style-name="ce3" office:value-type="float" office:value="4275" calcext:value-type="float">
            <text:p>4,275</text:p>
          </table:table-cell>
          <table:table-cell table:style-name="ce3" office:value-type="float" office:value="6013" calcext:value-type="float">
            <text:p>6,013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429785" calcext:value-type="float">
            <text:p>429,785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32262" calcext:value-type="float">
            <text:p>32,262</text:p>
          </table:table-cell>
          <table:table-cell table:style-name="ce3" office:value-type="float" office:value="475063" calcext:value-type="float">
            <text:p>475,063</text:p>
          </table:table-cell>
          <table:table-cell table:style-name="ce3" office:value-type="float" office:value="4107" calcext:value-type="float">
            <text:p>4,107</text:p>
          </table:table-cell>
          <table:table-cell table:style-name="ce3" office:value-type="float" office:value="4814" calcext:value-type="float">
            <text:p>4,814</text:p>
          </table:table-cell>
          <table:table-cell table:style-name="ce3" office:value-type="float" office:value="338329" calcext:value-type="float">
            <text:p>338,329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6697" calcext:value-type="float">
            <text:p>6,697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3527" calcext:value-type="float">
            <text:p>3,527</text:p>
          </table:table-cell>
          <table:table-cell table:style-name="ce3" office:value-type="float" office:value="1335974" calcext:value-type="float">
            <text:p>1,335,974</text:p>
          </table:table-cell>
          <table:table-cell table:style-name="ce3" office:value-type="float" office:value="23395" calcext:value-type="float">
            <text:p>23,395</text:p>
          </table:table-cell>
          <table:table-cell table:style-name="ce3" office:value-type="float" office:value="1359369" calcext:value-type="float">
            <text:p>1,359,36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59417" calcext:value-type="float">
            <text:p>1,359,417</text:p>
          </table:table-cell>
          <table:table-cell table:style-name="ce3" office:value-type="float" office:value="525144" calcext:value-type="float">
            <text:p>525,144</text:p>
          </table:table-cell>
          <table:table-cell table:style-name="ce3" office:value-type="float" office:value="1884561" calcext:value-type="float">
            <text:p>1,884,561</text:p>
          </table:table-cell>
          <table:table-cell table:style-name="ce4" office:value-type="string" calcext:value-type="string">
            <text:p>72.1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蘆竹區</text:p>
          </table:table-cell>
          <table:table-cell table:style-name="ce2"/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4870" calcext:value-type="float">
            <text:p>34,87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625" calcext:value-type="float">
            <text:p>2,625</text:p>
          </table:table-cell>
          <table:table-cell table:style-name="ce3" office:value-type="float" office:value="30111" calcext:value-type="float">
            <text:p>30,11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3904" calcext:value-type="float">
            <text:p>23,90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6046" calcext:value-type="float">
            <text:p>96,046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97633" calcext:value-type="float">
            <text:p>97,6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636" calcext:value-type="float">
            <text:p>97,636</text:p>
          </table:table-cell>
          <table:table-cell table:style-name="ce3" office:value-type="float" office:value="37093" calcext:value-type="float">
            <text:p>37,093</text:p>
          </table:table-cell>
          <table:table-cell table:style-name="ce3" office:value-type="float" office:value="134729" calcext:value-type="float">
            <text:p>134,729</text:p>
          </table:table-cell>
          <table:table-cell table:style-name="ce4" office:value-type="string" calcext:value-type="string">
            <text:p>72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04" calcext:value-type="float">
            <text:p>2,10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139" calcext:value-type="float">
            <text:p>2,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9" calcext:value-type="float">
            <text:p>2,139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867" calcext:value-type="float">
            <text:p>2,867</text:p>
          </table:table-cell>
          <table:table-cell table:style-name="ce4" office:value-type="string" calcext:value-type="string">
            <text:p>74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福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95" calcext:value-type="float">
            <text:p>2,89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947" calcext:value-type="float">
            <text:p>2,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7" calcext:value-type="float">
            <text:p>2,947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4034" calcext:value-type="float">
            <text:p>4,034</text:p>
          </table:table-cell>
          <table:table-cell table:style-name="ce4" office:value-type="string" calcext:value-type="string">
            <text:p>73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興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80" calcext:value-type="float">
            <text:p>2,58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03" calcext:value-type="float">
            <text:p>2,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3" calcext:value-type="float">
            <text:p>2,603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482" calcext:value-type="float">
            <text:p>3,482</text:p>
          </table:table-cell>
          <table:table-cell table:style-name="ce4" office:value-type="string" calcext:value-type="string">
            <text:p>74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78" calcext:value-type="float">
            <text:p>3,77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831" calcext:value-type="float">
            <text:p>3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1" calcext:value-type="float">
            <text:p>3,831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5226" calcext:value-type="float">
            <text:p>5,226</text:p>
          </table:table-cell>
          <table:table-cell table:style-name="ce4" office:value-type="string" calcext:value-type="string">
            <text:p>73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28" calcext:value-type="float">
            <text:p>1,02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10" calcext:value-type="float">
            <text:p>3,71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784" calcext:value-type="float">
            <text:p>3,7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85" calcext:value-type="float">
            <text:p>3,785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5086" calcext:value-type="float">
            <text:p>5,086</text:p>
          </table:table-cell>
          <table:table-cell table:style-name="ce4" office:value-type="string" calcext:value-type="string">
            <text:p>74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竹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19" calcext:value-type="float">
            <text:p>2,5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63" calcext:value-type="float">
            <text:p>2,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3" calcext:value-type="float">
            <text:p>2,563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490" calcext:value-type="float">
            <text:p>3,490</text:p>
          </table:table-cell>
          <table:table-cell table:style-name="ce4" office:value-type="string" calcext:value-type="string">
            <text:p>73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宏竹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24" calcext:value-type="float">
            <text:p>2,12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67" calcext:value-type="float">
            <text:p>2,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7" calcext:value-type="float">
            <text:p>2,167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960" calcext:value-type="float">
            <text:p>2,960</text:p>
          </table:table-cell>
          <table:table-cell table:style-name="ce4" office:value-type="string" calcext:value-type="string">
            <text:p>73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42" calcext:value-type="float">
            <text:p>4,04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097" calcext:value-type="float">
            <text:p>4,0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98" calcext:value-type="float">
            <text:p>4,098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5406" calcext:value-type="float">
            <text:p>5,406</text:p>
          </table:table-cell>
          <table:table-cell table:style-name="ce4" office:value-type="string" calcext:value-type="string">
            <text:p>75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竹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434" calcext:value-type="float">
            <text:p>1,434</text:p>
          </table:table-cell>
          <table:table-cell table:style-name="ce4" office:value-type="string" calcext:value-type="string">
            <text:p>75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蘆竹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05" calcext:value-type="float">
            <text:p>2,80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865" calcext:value-type="float">
            <text:p>2,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5" calcext:value-type="float">
            <text:p>2,865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3883" calcext:value-type="float">
            <text:p>3,883</text:p>
          </table:table-cell>
          <table:table-cell table:style-name="ce4" office:value-type="string" calcext:value-type="string">
            <text:p>73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44" calcext:value-type="float">
            <text:p>3,74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82" calcext:value-type="float">
            <text:p>3,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2" calcext:value-type="float">
            <text:p>3,782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5240" calcext:value-type="float">
            <text:p>5,240</text:p>
          </table:table-cell>
          <table:table-cell table:style-name="ce4" office:value-type="string" calcext:value-type="string">
            <text:p>72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昌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46" calcext:value-type="float">
            <text:p>3,64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691" calcext:value-type="float">
            <text:p>3,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1" calcext:value-type="float">
            <text:p>3,691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5083" calcext:value-type="float">
            <text:p>5,083</text:p>
          </table:table-cell>
          <table:table-cell table:style-name="ce4" office:value-type="string" calcext:value-type="string">
            <text:p>72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79" calcext:value-type="float">
            <text:p>2,47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08" calcext:value-type="float">
            <text:p>2,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8" calcext:value-type="float">
            <text:p>2,508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507" calcext:value-type="float">
            <text:p>3,507</text:p>
          </table:table-cell>
          <table:table-cell table:style-name="ce4" office:value-type="string" calcext:value-type="string">
            <text:p>71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948" calcext:value-type="float">
            <text:p>2,94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4390" calcext:value-type="float">
            <text:p>4,390</text:p>
          </table:table-cell>
          <table:table-cell table:style-name="ce4" office:value-type="string" calcext:value-type="string">
            <text:p>68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943" calcext:value-type="float">
            <text:p>2,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3" calcext:value-type="float">
            <text:p>2,943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4103" calcext:value-type="float">
            <text:p>4,103</text:p>
          </table:table-cell>
          <table:table-cell table:style-name="ce4" office:value-type="string" calcext:value-type="string">
            <text:p>71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蘆興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580" calcext:value-type="float">
            <text:p>1,580</text:p>
          </table:table-cell>
          <table:table-cell table:style-name="ce4" office:value-type="string" calcext:value-type="string">
            <text:p>75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榮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71" calcext:value-type="float">
            <text:p>2,57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573" calcext:value-type="float">
            <text:p>3,573</text:p>
          </table:table-cell>
          <table:table-cell table:style-name="ce4" office:value-type="string" calcext:value-type="string">
            <text:p>72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崁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19" calcext:value-type="float">
            <text:p>919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51" calcext:value-type="float">
            <text:p>2,65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702" calcext:value-type="float">
            <text:p>2,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2" calcext:value-type="float">
            <text:p>2,702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671" calcext:value-type="float">
            <text:p>3,671</text:p>
          </table:table-cell>
          <table:table-cell table:style-name="ce4" office:value-type="string" calcext:value-type="string">
            <text:p>73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興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00" calcext:value-type="float">
            <text:p>2,90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35" calcext:value-type="float">
            <text:p>2,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5" calcext:value-type="float">
            <text:p>2,935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883" calcext:value-type="float">
            <text:p>3,883</text:p>
          </table:table-cell>
          <table:table-cell table:style-name="ce4" office:value-type="string" calcext:value-type="string">
            <text:p>75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榮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59" calcext:value-type="float">
            <text:p>2,05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801" calcext:value-type="float">
            <text:p>2,801</text:p>
          </table:table-cell>
          <table:table-cell table:style-name="ce4" office:value-type="string" calcext:value-type="string">
            <text:p>74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中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45" calcext:value-type="float">
            <text:p>2,24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85" calcext:value-type="float">
            <text:p>2,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5" calcext:value-type="float">
            <text:p>2,285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186" calcext:value-type="float">
            <text:p>3,186</text:p>
          </table:table-cell>
          <table:table-cell table:style-name="ce4" office:value-type="string" calcext:value-type="string">
            <text:p>71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74" calcext:value-type="float">
            <text:p>1,67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2613" calcext:value-type="float">
            <text:p>2,613</text:p>
          </table:table-cell>
          <table:table-cell table:style-name="ce4" office:value-type="string" calcext:value-type="string">
            <text:p>66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01" calcext:value-type="float">
            <text:p>601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396" calcext:value-type="float">
            <text:p>2,396</text:p>
          </table:table-cell>
          <table:table-cell table:style-name="ce4" office:value-type="string" calcext:value-type="string">
            <text:p>74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02" calcext:value-type="float">
            <text:p>2,40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433" calcext:value-type="float">
            <text:p>3,433</text:p>
          </table:table-cell>
          <table:table-cell table:style-name="ce4" office:value-type="string" calcext:value-type="string">
            <text:p>70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祿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87" calcext:value-type="float">
            <text:p>2,28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21" calcext:value-type="float">
            <text:p>2,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1" calcext:value-type="float">
            <text:p>2,321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191" calcext:value-type="float">
            <text:p>3,191</text:p>
          </table:table-cell>
          <table:table-cell table:style-name="ce4" office:value-type="string" calcext:value-type="string">
            <text:p>72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羊稠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88" calcext:value-type="float">
            <text:p>3,28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328" calcext:value-type="float">
            <text:p>3,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8" calcext:value-type="float">
            <text:p>3,328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506" calcext:value-type="float">
            <text:p>4,506</text:p>
          </table:table-cell>
          <table:table-cell table:style-name="ce4" office:value-type="string" calcext:value-type="string">
            <text:p>73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吉祥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81" calcext:value-type="float">
            <text:p>2,78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11" calcext:value-type="float">
            <text:p>2,811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753" calcext:value-type="float">
            <text:p>3,753</text:p>
          </table:table-cell>
          <table:table-cell table:style-name="ce4" office:value-type="string" calcext:value-type="string">
            <text:p>74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壽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11" calcext:value-type="float">
            <text:p>3,91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959" calcext:value-type="float">
            <text:p>3,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9" calcext:value-type="float">
            <text:p>3,959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5457" calcext:value-type="float">
            <text:p>5,457</text:p>
          </table:table-cell>
          <table:table-cell table:style-name="ce4" office:value-type="string" calcext:value-type="string">
            <text:p>72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75" calcext:value-type="float">
            <text:p>3,57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617" calcext:value-type="float">
            <text:p>3,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7" calcext:value-type="float">
            <text:p>3,617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4892" calcext:value-type="float">
            <text:p>4,892</text:p>
          </table:table-cell>
          <table:table-cell table:style-name="ce4" office:value-type="string" calcext:value-type="string">
            <text:p>73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營福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90" calcext:value-type="float">
            <text:p>2,29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32" calcext:value-type="float">
            <text:p>2,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2" calcext:value-type="float">
            <text:p>2,332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240" calcext:value-type="float">
            <text:p>3,240</text:p>
          </table:table-cell>
          <table:table-cell table:style-name="ce4" office:value-type="string" calcext:value-type="string">
            <text:p>71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瓦窯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409" calcext:value-type="float">
            <text:p>2,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9" calcext:value-type="float">
            <text:p>2,409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3417" calcext:value-type="float">
            <text:p>3,417</text:p>
          </table:table-cell>
          <table:table-cell table:style-name="ce4" office:value-type="string" calcext:value-type="string">
            <text:p>70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2579" calcext:value-type="float">
            <text:p>2,579</text:p>
          </table:table-cell>
          <table:table-cell table:style-name="ce4" office:value-type="string" calcext:value-type="string">
            <text:p>61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鼻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04" calcext:value-type="float">
            <text:p>40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082" calcext:value-type="float">
            <text:p>2,082</text:p>
          </table:table-cell>
          <table:table-cell table:style-name="ce4" office:value-type="string" calcext:value-type="string">
            <text:p>72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86" calcext:value-type="float">
            <text:p>2,48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560" calcext:value-type="float">
            <text:p>2,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0" calcext:value-type="float">
            <text:p>2,56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495" calcext:value-type="float">
            <text:p>3,495</text:p>
          </table:table-cell>
          <table:table-cell table:style-name="ce4" office:value-type="string" calcext:value-type="string">
            <text:p>73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外社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5" calcext:value-type="float">
            <text:p>21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24" calcext:value-type="float">
            <text:p>22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477" calcext:value-type="float">
            <text:p>1,477</text:p>
          </table:table-cell>
          <table:table-cell table:style-name="ce4" office:value-type="string" calcext:value-type="string">
            <text:p>71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坑子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588" calcext:value-type="float">
            <text:p>1,588</text:p>
          </table:table-cell>
          <table:table-cell table:style-name="ce4" office:value-type="string" calcext:value-type="string">
            <text:p>71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坑口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117" calcext:value-type="float">
            <text:p>2,117</text:p>
          </table:table-cell>
          <table:table-cell table:style-name="ce4" office:value-type="string" calcext:value-type="string">
            <text:p>73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湖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000" calcext:value-type="float">
            <text:p>3,000</text:p>
          </table:table-cell>
          <table:table-cell table:style-name="ce4" office:value-type="string" calcext:value-type="string">
            <text:p>67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濱海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14" calcext:value-type="float">
            <text:p>1,61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667" calcext:value-type="float">
            <text:p>1,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7" calcext:value-type="float">
            <text:p>1,667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2608" calcext:value-type="float">
            <text:p>2,608</text:p>
          </table:table-cell>
          <table:table-cell table:style-name="ce4" office:value-type="string" calcext:value-type="string">
            <text:p>63.9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龜山區</text:p>
          </table:table-cell>
          <table:table-cell table:style-name="ce2"/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4251" calcext:value-type="float">
            <text:p>34,25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771" calcext:value-type="float">
            <text:p>2,771</text:p>
          </table:table-cell>
          <table:table-cell table:style-name="ce3" office:value-type="float" office:value="34319" calcext:value-type="float">
            <text:p>34,31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6993" calcext:value-type="float">
            <text:p>26,99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3281" calcext:value-type="float">
            <text:p>103,281</text:p>
          </table:table-cell>
          <table:table-cell table:style-name="ce3" office:value-type="float" office:value="1744" calcext:value-type="float">
            <text:p>1,744</text:p>
          </table:table-cell>
          <table:table-cell table:style-name="ce3" office:value-type="float" office:value="105025" calcext:value-type="float">
            <text:p>105,0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027" calcext:value-type="float">
            <text:p>105,027</text:p>
          </table:table-cell>
          <table:table-cell table:style-name="ce3" office:value-type="float" office:value="42765" calcext:value-type="float">
            <text:p>42,765</text:p>
          </table:table-cell>
          <table:table-cell table:style-name="ce3" office:value-type="float" office:value="147792" calcext:value-type="float">
            <text:p>147,792</text:p>
          </table:table-cell>
          <table:table-cell table:style-name="ce4" office:value-type="string" calcext:value-type="string">
            <text:p>71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4119" calcext:value-type="float">
            <text:p>4,11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169" calcext:value-type="float">
            <text:p>4,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9" calcext:value-type="float">
            <text:p>4,169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5849" calcext:value-type="float">
            <text:p>5,849</text:p>
          </table:table-cell>
          <table:table-cell table:style-name="ce4" office:value-type="string" calcext:value-type="string">
            <text:p>71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929" calcext:value-type="float">
            <text:p>1,929</text:p>
          </table:table-cell>
          <table:table-cell table:style-name="ce4" office:value-type="string" calcext:value-type="string">
            <text:p>70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崗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949" calcext:value-type="float">
            <text:p>94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91" calcext:value-type="float">
            <text:p>2,89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955" calcext:value-type="float">
            <text:p>2,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5" calcext:value-type="float">
            <text:p>2,955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4296" calcext:value-type="float">
            <text:p>4,296</text:p>
          </table:table-cell>
          <table:table-cell table:style-name="ce4" office:value-type="string" calcext:value-type="string">
            <text:p>68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98" calcext:value-type="float">
            <text:p>3,99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055" calcext:value-type="float">
            <text:p>4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5" calcext:value-type="float">
            <text:p>4,055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5786" calcext:value-type="float">
            <text:p>5,786</text:p>
          </table:table-cell>
          <table:table-cell table:style-name="ce4" office:value-type="string" calcext:value-type="string">
            <text:p>70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35" calcext:value-type="float">
            <text:p>2,1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05" calcext:value-type="float">
            <text:p>6,30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6410" calcext:value-type="float">
            <text:p>6,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0" calcext:value-type="float">
            <text:p>6,410</text:p>
          </table:table-cell>
          <table:table-cell table:style-name="ce3" office:value-type="float" office:value="2448" calcext:value-type="float">
            <text:p>2,448</text:p>
          </table:table-cell>
          <table:table-cell table:style-name="ce3" office:value-type="float" office:value="8858" calcext:value-type="float">
            <text:p>8,858</text:p>
          </table:table-cell>
          <table:table-cell table:style-name="ce4" office:value-type="string" calcext:value-type="string">
            <text:p>72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頂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12" calcext:value-type="float">
            <text:p>3,51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567" calcext:value-type="float">
            <text:p>3,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7" calcext:value-type="float">
            <text:p>3,567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5278" calcext:value-type="float">
            <text:p>5,278</text:p>
          </table:table-cell>
          <table:table-cell table:style-name="ce4" office:value-type="string" calcext:value-type="string">
            <text:p>67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福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73" calcext:value-type="float">
            <text:p>2,17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152" calcext:value-type="float">
            <text:p>3,152</text:p>
          </table:table-cell>
          <table:table-cell table:style-name="ce4" office:value-type="string" calcext:value-type="string">
            <text:p>70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德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40" calcext:value-type="float">
            <text:p>3,24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291" calcext:value-type="float">
            <text:p>3,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1" calcext:value-type="float">
            <text:p>3,291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4601" calcext:value-type="float">
            <text:p>4,601</text:p>
          </table:table-cell>
          <table:table-cell table:style-name="ce4" office:value-type="string" calcext:value-type="string">
            <text:p>71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66" calcext:value-type="float">
            <text:p>3,16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213" calcext:value-type="float">
            <text:p>3,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3" calcext:value-type="float">
            <text:p>3,213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4592" calcext:value-type="float">
            <text:p>4,592</text:p>
          </table:table-cell>
          <table:table-cell table:style-name="ce4" office:value-type="string" calcext:value-type="string">
            <text:p>69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西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281" calcext:value-type="float">
            <text:p>1,281</text:p>
          </table:table-cell>
          <table:table-cell table:style-name="ce4" office:value-type="string" calcext:value-type="string">
            <text:p>74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498" calcext:value-type="float">
            <text:p>5,49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595" calcext:value-type="float">
            <text:p>5,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5" calcext:value-type="float">
            <text:p>5,595</text:p>
          </table:table-cell>
          <table:table-cell table:style-name="ce3" office:value-type="float" office:value="2203" calcext:value-type="float">
            <text:p>2,203</text:p>
          </table:table-cell>
          <table:table-cell table:style-name="ce3" office:value-type="float" office:value="7798" calcext:value-type="float">
            <text:p>7,798</text:p>
          </table:table-cell>
          <table:table-cell table:style-name="ce4" office:value-type="string" calcext:value-type="string">
            <text:p>71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青里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96" calcext:value-type="float">
            <text:p>6,89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986" calcext:value-type="float">
            <text:p>6,9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87" calcext:value-type="float">
            <text:p>6,987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9300" calcext:value-type="float">
            <text:p>9,300</text:p>
          </table:table-cell>
          <table:table-cell table:style-name="ce4" office:value-type="string" calcext:value-type="string">
            <text:p>75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兔坑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2876" calcext:value-type="float">
            <text:p>2,87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935" calcext:value-type="float">
            <text:p>2,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5" calcext:value-type="float">
            <text:p>2,935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4399" calcext:value-type="float">
            <text:p>4,399</text:p>
          </table:table-cell>
          <table:table-cell table:style-name="ce4" office:value-type="string" calcext:value-type="string">
            <text:p>66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75" calcext:value-type="float">
            <text:p>3,17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271" calcext:value-type="float">
            <text:p>3,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1" calcext:value-type="float">
            <text:p>3,271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5107" calcext:value-type="float">
            <text:p>5,107</text:p>
          </table:table-cell>
          <table:table-cell table:style-name="ce4" office:value-type="string" calcext:value-type="string">
            <text:p>64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庚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66" calcext:value-type="float">
            <text:p>3,86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02" calcext:value-type="float">
            <text:p>3,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2" calcext:value-type="float">
            <text:p>3,902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5180" calcext:value-type="float">
            <text:p>5,180</text:p>
          </table:table-cell>
          <table:table-cell table:style-name="ce4" office:value-type="string" calcext:value-type="string">
            <text:p>75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上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846" calcext:value-type="float">
            <text:p>1,846</text:p>
          </table:table-cell>
          <table:table-cell table:style-name="ce4" office:value-type="string" calcext:value-type="string">
            <text:p>73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314" calcext:value-type="float">
            <text:p>2,314</text:p>
          </table:table-cell>
          <table:table-cell table:style-name="ce4" office:value-type="string" calcext:value-type="string">
            <text:p>72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迴龍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69" calcext:value-type="float">
            <text:p>4,16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241" calcext:value-type="float">
            <text:p>4,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1" calcext:value-type="float">
            <text:p>4,241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6040" calcext:value-type="float">
            <text:p>6,040</text:p>
          </table:table-cell>
          <table:table-cell table:style-name="ce4" office:value-type="string" calcext:value-type="string">
            <text:p>70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陸光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02" calcext:value-type="float">
            <text:p>2,60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649" calcext:value-type="float">
            <text:p>2,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9" calcext:value-type="float">
            <text:p>2,649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524" calcext:value-type="float">
            <text:p>3,524</text:p>
          </table:table-cell>
          <table:table-cell table:style-name="ce4" office:value-type="string" calcext:value-type="string">
            <text:p>75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路里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262" calcext:value-type="float">
            <text:p>1,262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31" calcext:value-type="float">
            <text:p>3,63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691" calcext:value-type="float">
            <text:p>3,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1" calcext:value-type="float">
            <text:p>3,691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5017" calcext:value-type="float">
            <text:p>5,017</text:p>
          </table:table-cell>
          <table:table-cell table:style-name="ce4" office:value-type="string" calcext:value-type="string">
            <text:p>73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77" calcext:value-type="float">
            <text:p>1,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7" calcext:value-type="float">
            <text:p>1,677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3288" calcext:value-type="float">
            <text:p>3,288</text:p>
          </table:table-cell>
          <table:table-cell table:style-name="ce4" office:value-type="string" calcext:value-type="string">
            <text:p>51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嶺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33" calcext:value-type="float">
            <text:p>2,53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588" calcext:value-type="float">
            <text:p>2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8" calcext:value-type="float">
            <text:p>2,588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3812" calcext:value-type="float">
            <text:p>3,812</text:p>
          </table:table-cell>
          <table:table-cell table:style-name="ce4" office:value-type="string" calcext:value-type="string">
            <text:p>67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楓福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27" calcext:value-type="float">
            <text:p>827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02" calcext:value-type="float">
            <text:p>2,50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36" calcext:value-type="float">
            <text:p>2,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6" calcext:value-type="float">
            <text:p>2,536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3321" calcext:value-type="float">
            <text:p>3,321</text:p>
          </table:table-cell>
          <table:table-cell table:style-name="ce4" office:value-type="string" calcext:value-type="string">
            <text:p>76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36" calcext:value-type="float">
            <text:p>2,83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885" calcext:value-type="float">
            <text:p>2,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5" calcext:value-type="float">
            <text:p>2,885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895" calcext:value-type="float">
            <text:p>3,895</text:p>
          </table:table-cell>
          <table:table-cell table:style-name="ce4" office:value-type="string" calcext:value-type="string">
            <text:p>74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源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911" calcext:value-type="float">
            <text:p>1,911</text:p>
          </table:table-cell>
          <table:table-cell table:style-name="ce4" office:value-type="string" calcext:value-type="string">
            <text:p>70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精忠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23" calcext:value-type="float">
            <text:p>3,72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791" calcext:value-type="float">
            <text:p>3,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1" calcext:value-type="float">
            <text:p>3,791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5169" calcext:value-type="float">
            <text:p>5,169</text:p>
          </table:table-cell>
          <table:table-cell table:style-name="ce4" office:value-type="string" calcext:value-type="string">
            <text:p>73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樂善里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49" calcext:value-type="float">
            <text:p>2,5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246" calcext:value-type="float">
            <text:p>2,24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145" calcext:value-type="float">
            <text:p>3,1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680" calcext:value-type="float">
            <text:p>8,68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8804" calcext:value-type="float">
            <text:p>8,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04" calcext:value-type="float">
            <text:p>8,804</text:p>
          </table:table-cell>
          <table:table-cell table:style-name="ce3" office:value-type="float" office:value="3307" calcext:value-type="float">
            <text:p>3,307</text:p>
          </table:table-cell>
          <table:table-cell table:style-name="ce3" office:value-type="float" office:value="12111" calcext:value-type="float">
            <text:p>12,111</text:p>
          </table:table-cell>
          <table:table-cell table:style-name="ce4" office:value-type="string" calcext:value-type="string">
            <text:p>72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華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31" calcext:value-type="float">
            <text:p>2,43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483" calcext:value-type="float">
            <text:p>2,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3" calcext:value-type="float">
            <text:p>2,483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410" calcext:value-type="float">
            <text:p>3,410</text:p>
          </table:table-cell>
          <table:table-cell table:style-name="ce4" office:value-type="string" calcext:value-type="string">
            <text:p>72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壽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709" calcext:value-type="float">
            <text:p>1,709</text:p>
          </table:table-cell>
          <table:table-cell table:style-name="ce4" office:value-type="string" calcext:value-type="string">
            <text:p>68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453" calcext:value-type="float">
            <text:p>1,453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21" calcext:value-type="float">
            <text:p>4,52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595" calcext:value-type="float">
            <text:p>4,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5" calcext:value-type="float">
            <text:p>4,595</text:p>
          </table:table-cell>
          <table:table-cell table:style-name="ce3" office:value-type="float" office:value="1837" calcext:value-type="float">
            <text:p>1,837</text:p>
          </table:table-cell>
          <table:table-cell table:style-name="ce3" office:value-type="float" office:value="6432" calcext:value-type="float">
            <text:p>6,432</text:p>
          </table:table-cell>
          <table:table-cell table:style-name="ce4" office:value-type="string" calcext:value-type="string">
            <text:p>71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嶺頂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15" calcext:value-type="float">
            <text:p>2,61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663" calcext:value-type="float">
            <text:p>2,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3" calcext:value-type="float">
            <text:p>2,663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3921" calcext:value-type="float">
            <text:p>3,921</text:p>
          </table:table-cell>
          <table:table-cell table:style-name="ce4" office:value-type="string" calcext:value-type="string">
            <text:p>67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路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666" calcext:value-type="float">
            <text:p>2,666</text:p>
          </table:table-cell>
          <table:table-cell table:style-name="ce4" office:value-type="string" calcext:value-type="string">
            <text:p>74.1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桃園區</text:p>
          </table:table-cell>
          <table:table-cell table:style-name="ce2"/>
          <table:table-cell table:style-name="ce3" office:value-type="float" office:value="3313" calcext:value-type="float">
            <text:p>3,313</text:p>
          </table:table-cell>
          <table:table-cell table:style-name="ce3" office:value-type="float" office:value="2269" calcext:value-type="float">
            <text:p>2,269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9368" calcext:value-type="float">
            <text:p>89,36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523" calcext:value-type="float">
            <text:p>7,523</text:p>
          </table:table-cell>
          <table:table-cell table:style-name="ce3" office:value-type="float" office:value="93391" calcext:value-type="float">
            <text:p>93,391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68633" calcext:value-type="float">
            <text:p>68,63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71167" calcext:value-type="float">
            <text:p>271,167</text:p>
          </table:table-cell>
          <table:table-cell table:style-name="ce3" office:value-type="float" office:value="3648" calcext:value-type="float">
            <text:p>3,648</text:p>
          </table:table-cell>
          <table:table-cell table:style-name="ce3" office:value-type="float" office:value="274815" calcext:value-type="float">
            <text:p>274,8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4819" calcext:value-type="float">
            <text:p>274,819</text:p>
          </table:table-cell>
          <table:table-cell table:style-name="ce3" office:value-type="float" office:value="105238" calcext:value-type="float">
            <text:p>105,238</text:p>
          </table:table-cell>
          <table:table-cell table:style-name="ce3" office:value-type="float" office:value="380057" calcext:value-type="float">
            <text:p>380,057</text:p>
          </table:table-cell>
          <table:table-cell table:style-name="ce4" office:value-type="string" calcext:value-type="string">
            <text:p>72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元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85" calcext:value-type="float">
            <text:p>2,78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819" calcext:value-type="float">
            <text:p>2,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9" calcext:value-type="float">
            <text:p>2,819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3960" calcext:value-type="float">
            <text:p>3,960</text:p>
          </table:table-cell>
          <table:table-cell table:style-name="ce4" office:value-type="string" calcext:value-type="string">
            <text:p>71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61" calcext:value-type="float">
            <text:p>3,06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103" calcext:value-type="float">
            <text:p>3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3" calcext:value-type="float">
            <text:p>3,103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4101" calcext:value-type="float">
            <text:p>4,101</text:p>
          </table:table-cell>
          <table:table-cell table:style-name="ce4" office:value-type="string" calcext:value-type="string">
            <text:p>75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623" calcext:value-type="float">
            <text:p>4,62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684" calcext:value-type="float">
            <text:p>4,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4" calcext:value-type="float">
            <text:p>4,684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6575" calcext:value-type="float">
            <text:p>6,575</text:p>
          </table:table-cell>
          <table:table-cell table:style-name="ce4" office:value-type="string" calcext:value-type="string">
            <text:p>71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業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08" calcext:value-type="float">
            <text:p>3,60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45" calcext:value-type="float">
            <text:p>3,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5" calcext:value-type="float">
            <text:p>3,645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4998" calcext:value-type="float">
            <text:p>4,998</text:p>
          </table:table-cell>
          <table:table-cell table:style-name="ce4" office:value-type="string" calcext:value-type="string">
            <text:p>72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99" calcext:value-type="float">
            <text:p>3,59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644" calcext:value-type="float">
            <text:p>3,6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45" calcext:value-type="float">
            <text:p>3,645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5290" calcext:value-type="float">
            <text:p>5,290</text:p>
          </table:table-cell>
          <table:table-cell table:style-name="ce4" office:value-type="string" calcext:value-type="string">
            <text:p>68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汴洲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506" calcext:value-type="float">
            <text:p>1,506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64" calcext:value-type="float">
            <text:p>5,16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238" calcext:value-type="float">
            <text:p>5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8" calcext:value-type="float">
            <text:p>5,238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7199" calcext:value-type="float">
            <text:p>7,199</text:p>
          </table:table-cell>
          <table:table-cell table:style-name="ce4" office:value-type="string" calcext:value-type="string">
            <text:p>72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15" calcext:value-type="float">
            <text:p>2,41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51" calcext:value-type="float">
            <text:p>2,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1" calcext:value-type="float">
            <text:p>2,451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3517" calcext:value-type="float">
            <text:p>3,517</text:p>
          </table:table-cell>
          <table:table-cell table:style-name="ce4" office:value-type="string" calcext:value-type="string">
            <text:p>69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青溪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76" calcext:value-type="float">
            <text:p>3,87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920" calcext:value-type="float">
            <text:p>3,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0" calcext:value-type="float">
            <text:p>3,920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5237" calcext:value-type="float">
            <text:p>5,237</text:p>
          </table:table-cell>
          <table:table-cell table:style-name="ce4" office:value-type="string" calcext:value-type="string">
            <text:p>74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春日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42" calcext:value-type="float">
            <text:p>4,14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199" calcext:value-type="float">
            <text:p>4,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9" calcext:value-type="float">
            <text:p>4,199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5984" calcext:value-type="float">
            <text:p>5,984</text:p>
          </table:table-cell>
          <table:table-cell table:style-name="ce4" office:value-type="string" calcext:value-type="string">
            <text:p>70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會稽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3732" calcext:value-type="float">
            <text:p>3,732</text:p>
          </table:table-cell>
          <table:table-cell table:style-name="ce4" office:value-type="string" calcext:value-type="string">
            <text:p>70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69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元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65" calcext:value-type="float">
            <text:p>3,36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427" calcext:value-type="float">
            <text:p>3,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7" calcext:value-type="float">
            <text:p>3,427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4638" calcext:value-type="float">
            <text:p>4,638</text:p>
          </table:table-cell>
          <table:table-cell table:style-name="ce4" office:value-type="string" calcext:value-type="string">
            <text:p>73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檜樂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79" calcext:value-type="float">
            <text:p>4,27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325" calcext:value-type="float">
            <text:p>4,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5" calcext:value-type="float">
            <text:p>4,325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6085" calcext:value-type="float">
            <text:p>6,085</text:p>
          </table:table-cell>
          <table:table-cell table:style-name="ce4" office:value-type="string" calcext:value-type="string">
            <text:p>71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寶山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56" calcext:value-type="float">
            <text:p>2,95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009" calcext:value-type="float">
            <text:p>3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9" calcext:value-type="float">
            <text:p>3,009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4156" calcext:value-type="float">
            <text:p>4,156</text:p>
          </table:table-cell>
          <table:table-cell table:style-name="ce4" office:value-type="string" calcext:value-type="string">
            <text:p>72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寶民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885" calcext:value-type="float">
            <text:p>2,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5" calcext:value-type="float">
            <text:p>2,885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4230" calcext:value-type="float">
            <text:p>4,230</text:p>
          </table:table-cell>
          <table:table-cell table:style-name="ce4" office:value-type="string" calcext:value-type="string">
            <text:p>68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60" calcext:value-type="float">
            <text:p>4,86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926" calcext:value-type="float">
            <text:p>4,9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27" calcext:value-type="float">
            <text:p>4,927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6840" calcext:value-type="float">
            <text:p>6,840</text:p>
          </table:table-cell>
          <table:table-cell table:style-name="ce4" office:value-type="string" calcext:value-type="string">
            <text:p>72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樹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06" calcext:value-type="float">
            <text:p>90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21" calcext:value-type="float">
            <text:p>2,72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3812" calcext:value-type="float">
            <text:p>3,812</text:p>
          </table:table-cell>
          <table:table-cell table:style-name="ce4" office:value-type="string" calcext:value-type="string">
            <text:p>72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23" calcext:value-type="float">
            <text:p>3,42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461" calcext:value-type="float">
            <text:p>3,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1" calcext:value-type="float">
            <text:p>3,461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4774" calcext:value-type="float">
            <text:p>4,774</text:p>
          </table:table-cell>
          <table:table-cell table:style-name="ce4" office:value-type="string" calcext:value-type="string">
            <text:p>72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55" calcext:value-type="float">
            <text:p>3,55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4955" calcext:value-type="float">
            <text:p>4,955</text:p>
          </table:table-cell>
          <table:table-cell table:style-name="ce4" office:value-type="string" calcext:value-type="string">
            <text:p>72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34" calcext:value-type="float">
            <text:p>4,33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388" calcext:value-type="float">
            <text:p>4,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8" calcext:value-type="float">
            <text:p>4,388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5898" calcext:value-type="float">
            <text:p>5,898</text:p>
          </table:table-cell>
          <table:table-cell table:style-name="ce4" office:value-type="string" calcext:value-type="string">
            <text:p>74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16" calcext:value-type="float">
            <text:p>2,9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48" calcext:value-type="float">
            <text:p>2,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8" calcext:value-type="float">
            <text:p>2,948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4016" calcext:value-type="float">
            <text:p>4,016</text:p>
          </table:table-cell>
          <table:table-cell table:style-name="ce4" office:value-type="string" calcext:value-type="string">
            <text:p>73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06" calcext:value-type="float">
            <text:p>4,30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368" calcext:value-type="float">
            <text:p>4,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8" calcext:value-type="float">
            <text:p>4,368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5824" calcext:value-type="float">
            <text:p>5,824</text:p>
          </table:table-cell>
          <table:table-cell table:style-name="ce4" office:value-type="string" calcext:value-type="string">
            <text:p>75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林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30" calcext:value-type="float">
            <text:p>4,43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489" calcext:value-type="float">
            <text:p>4,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9" calcext:value-type="float">
            <text:p>4,489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6044" calcext:value-type="float">
            <text:p>6,044</text:p>
          </table:table-cell>
          <table:table-cell table:style-name="ce4" office:value-type="string" calcext:value-type="string">
            <text:p>74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77" calcext:value-type="float">
            <text:p>1,277</text:p>
          </table:table-cell>
          <table:table-cell table:style-name="ce4" office:value-type="string" calcext:value-type="string">
            <text:p>73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274" calcext:value-type="float">
            <text:p>4,27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334" calcext:value-type="float">
            <text:p>4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4" calcext:value-type="float">
            <text:p>4,334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5775" calcext:value-type="float">
            <text:p>5,775</text:p>
          </table:table-cell>
          <table:table-cell table:style-name="ce4" office:value-type="string" calcext:value-type="string">
            <text:p>75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76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76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明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493" calcext:value-type="float">
            <text:p>1,493</text:p>
          </table:table-cell>
          <table:table-cell table:style-name="ce4" office:value-type="string" calcext:value-type="string">
            <text:p>73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679" calcext:value-type="float">
            <text:p>1,679</text:p>
          </table:table-cell>
          <table:table-cell table:style-name="ce4" office:value-type="string" calcext:value-type="string">
            <text:p>72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696" calcext:value-type="float">
            <text:p>1,696</text:p>
          </table:table-cell>
          <table:table-cell table:style-name="ce4" office:value-type="string" calcext:value-type="string">
            <text:p>72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799" calcext:value-type="float">
            <text:p>1,799</text:p>
          </table:table-cell>
          <table:table-cell table:style-name="ce4" office:value-type="string" calcext:value-type="string">
            <text:p>69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33" calcext:value-type="float">
            <text:p>3,2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268" calcext:value-type="float">
            <text:p>3,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8" calcext:value-type="float">
            <text:p>3,268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4355" calcext:value-type="float">
            <text:p>4,355</text:p>
          </table:table-cell>
          <table:table-cell table:style-name="ce4" office:value-type="string" calcext:value-type="string">
            <text:p>75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752" calcext:value-type="float">
            <text:p>1,752</text:p>
          </table:table-cell>
          <table:table-cell table:style-name="ce4" office:value-type="string" calcext:value-type="string">
            <text:p>69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6" calcext:value-type="float">
            <text:p>18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69" calcext:value-type="float">
            <text:p>1,369</text:p>
          </table:table-cell>
          <table:table-cell table:style-name="ce4" office:value-type="string" calcext:value-type="string">
            <text:p>73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674" calcext:value-type="float">
            <text:p>1,674</text:p>
          </table:table-cell>
          <table:table-cell table:style-name="ce4" office:value-type="string" calcext:value-type="string">
            <text:p>64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美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69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23" calcext:value-type="float">
            <text:p>4,12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175" calcext:value-type="float">
            <text:p>4,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5" calcext:value-type="float">
            <text:p>4,175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5757" calcext:value-type="float">
            <text:p>5,757</text:p>
          </table:table-cell>
          <table:table-cell table:style-name="ce4" office:value-type="string" calcext:value-type="string">
            <text:p>72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華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304" calcext:value-type="float">
            <text:p>1,304</text:p>
          </table:table-cell>
          <table:table-cell table:style-name="ce4" office:value-type="string" calcext:value-type="string">
            <text:p>71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84" calcext:value-type="float">
            <text:p>4,88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939" calcext:value-type="float">
            <text:p>4,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9" calcext:value-type="float">
            <text:p>4,939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6612" calcext:value-type="float">
            <text:p>6,612</text:p>
          </table:table-cell>
          <table:table-cell table:style-name="ce4" office:value-type="string" calcext:value-type="string">
            <text:p>74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平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11" calcext:value-type="float">
            <text:p>3,31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4639" calcext:value-type="float">
            <text:p>4,639</text:p>
          </table:table-cell>
          <table:table-cell table:style-name="ce4" office:value-type="string" calcext:value-type="string">
            <text:p>72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76" calcext:value-type="float">
            <text:p>5,37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432" calcext:value-type="float">
            <text:p>5,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2" calcext:value-type="float">
            <text:p>5,432</text:p>
          </table:table-cell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7335" calcext:value-type="float">
            <text:p>7,335</text:p>
          </table:table-cell>
          <table:table-cell table:style-name="ce4" office:value-type="string" calcext:value-type="string">
            <text:p>74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成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23" calcext:value-type="float">
            <text:p>4,82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879" calcext:value-type="float">
            <text:p>4,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9" calcext:value-type="float">
            <text:p>4,879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6610" calcext:value-type="float">
            <text:p>6,610</text:p>
          </table:table-cell>
          <table:table-cell table:style-name="ce4" office:value-type="string" calcext:value-type="string">
            <text:p>73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信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99" calcext:value-type="float">
            <text:p>3,89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961" calcext:value-type="float">
            <text:p>3,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1" calcext:value-type="float">
            <text:p>3,961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5572" calcext:value-type="float">
            <text:p>5,572</text:p>
          </table:table-cell>
          <table:table-cell table:style-name="ce4" office:value-type="string" calcext:value-type="string">
            <text:p>71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417" calcext:value-type="float">
            <text:p>3,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7" calcext:value-type="float">
            <text:p>3,417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4518" calcext:value-type="float">
            <text:p>4,518</text:p>
          </table:table-cell>
          <table:table-cell table:style-name="ce4" office:value-type="string" calcext:value-type="string">
            <text:p>75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泰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09" calcext:value-type="float">
            <text:p>3,00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40" calcext:value-type="float">
            <text:p>3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0" calcext:value-type="float">
            <text:p>3,040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4106" calcext:value-type="float">
            <text:p>4,106</text:p>
          </table:table-cell>
          <table:table-cell table:style-name="ce4" office:value-type="string" calcext:value-type="string">
            <text:p>74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聖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59" calcext:value-type="float">
            <text:p>3,85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906" calcext:value-type="float">
            <text:p>3,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6" calcext:value-type="float">
            <text:p>3,906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5442" calcext:value-type="float">
            <text:p>5,442</text:p>
          </table:table-cell>
          <table:table-cell table:style-name="ce4" office:value-type="string" calcext:value-type="string">
            <text:p>71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68" calcext:value-type="float">
            <text:p>2,86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915" calcext:value-type="float">
            <text:p>2,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5" calcext:value-type="float">
            <text:p>2,915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927" calcext:value-type="float">
            <text:p>3,927</text:p>
          </table:table-cell>
          <table:table-cell table:style-name="ce4" office:value-type="string" calcext:value-type="string">
            <text:p>74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德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576" calcext:value-type="float">
            <text:p>1,57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85" calcext:value-type="float">
            <text:p>4,58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662" calcext:value-type="float">
            <text:p>4,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2" calcext:value-type="float">
            <text:p>4,662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6388" calcext:value-type="float">
            <text:p>6,388</text:p>
          </table:table-cell>
          <table:table-cell table:style-name="ce4" office:value-type="string" calcext:value-type="string">
            <text:p>72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中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61" calcext:value-type="float">
            <text:p>4,36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416" calcext:value-type="float">
            <text:p>4,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6" calcext:value-type="float">
            <text:p>4,416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5768" calcext:value-type="float">
            <text:p>5,768</text:p>
          </table:table-cell>
          <table:table-cell table:style-name="ce4" office:value-type="string" calcext:value-type="string">
            <text:p>76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07" calcext:value-type="float">
            <text:p>3,40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456" calcext:value-type="float">
            <text:p>3,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6" calcext:value-type="float">
            <text:p>3,456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4735" calcext:value-type="float">
            <text:p>4,735</text:p>
          </table:table-cell>
          <table:table-cell table:style-name="ce4" office:value-type="string" calcext:value-type="string">
            <text:p>72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70" calcext:value-type="float">
            <text:p>2,57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93" calcext:value-type="float">
            <text:p>2,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3" calcext:value-type="float">
            <text:p>2,593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550" calcext:value-type="float">
            <text:p>3,550</text:p>
          </table:table-cell>
          <table:table-cell table:style-name="ce4" office:value-type="string" calcext:value-type="string">
            <text:p>73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46" calcext:value-type="float">
            <text:p>2,24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3396" calcext:value-type="float">
            <text:p>3,396</text:p>
          </table:table-cell>
          <table:table-cell table:style-name="ce4" office:value-type="string" calcext:value-type="string">
            <text:p>67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84" calcext:value-type="float">
            <text:p>3,98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032" calcext:value-type="float">
            <text:p>4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2" calcext:value-type="float">
            <text:p>4,032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5524" calcext:value-type="float">
            <text:p>5,524</text:p>
          </table:table-cell>
          <table:table-cell table:style-name="ce4" office:value-type="string" calcext:value-type="string">
            <text:p>72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岡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0" calcext:value-type="float">
            <text:p>4,03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093" calcext:value-type="float">
            <text:p>4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3" calcext:value-type="float">
            <text:p>4,093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5685" calcext:value-type="float">
            <text:p>5,685</text:p>
          </table:table-cell>
          <table:table-cell table:style-name="ce4" office:value-type="string" calcext:value-type="string">
            <text:p>72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祥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18" calcext:value-type="float">
            <text:p>3,51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577" calcext:value-type="float">
            <text:p>3,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7" calcext:value-type="float">
            <text:p>3,577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4990" calcext:value-type="float">
            <text:p>4,990</text:p>
          </table:table-cell>
          <table:table-cell table:style-name="ce4" office:value-type="string" calcext:value-type="string">
            <text:p>71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壽里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18" calcext:value-type="float">
            <text:p>4,71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789" calcext:value-type="float">
            <text:p>4,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89" calcext:value-type="float">
            <text:p>4,789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6555" calcext:value-type="float">
            <text:p>6,555</text:p>
          </table:table-cell>
          <table:table-cell table:style-name="ce4" office:value-type="string" calcext:value-type="string">
            <text:p>73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81" calcext:value-type="float">
            <text:p>5,38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448" calcext:value-type="float">
            <text:p>5,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8" calcext:value-type="float">
            <text:p>5,448</text:p>
          </table:table-cell>
          <table:table-cell table:style-name="ce3" office:value-type="float" office:value="4451" calcext:value-type="float">
            <text:p>4,451</text:p>
          </table:table-cell>
          <table:table-cell table:style-name="ce3" office:value-type="float" office:value="9899" calcext:value-type="float">
            <text:p>9,899</text:p>
          </table:table-cell>
          <table:table-cell table:style-name="ce4" office:value-type="string" calcext:value-type="string">
            <text:p>55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23" calcext:value-type="float">
            <text:p>2,52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559" calcext:value-type="float">
            <text:p>2,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9" calcext:value-type="float">
            <text:p>2,559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412" calcext:value-type="float">
            <text:p>3,412</text:p>
          </table:table-cell>
          <table:table-cell table:style-name="ce4" office:value-type="string" calcext:value-type="string">
            <text:p>75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寧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4322" calcext:value-type="float">
            <text:p>4,32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376" calcext:value-type="float">
            <text:p>4,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6" calcext:value-type="float">
            <text:p>4,376</text:p>
          </table:table-cell>
          <table:table-cell table:style-name="ce3" office:value-type="float" office:value="1804" calcext:value-type="float">
            <text:p>1,804</text:p>
          </table:table-cell>
          <table:table-cell table:style-name="ce3" office:value-type="float" office:value="6180" calcext:value-type="float">
            <text:p>6,180</text:p>
          </table:table-cell>
          <table:table-cell table:style-name="ce4" office:value-type="string" calcext:value-type="string">
            <text:p>70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埔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80" calcext:value-type="float">
            <text:p>3,38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439" calcext:value-type="float">
            <text:p>3,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9" calcext:value-type="float">
            <text:p>3,439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4764" calcext:value-type="float">
            <text:p>4,764</text:p>
          </table:table-cell>
          <table:table-cell table:style-name="ce4" office:value-type="string" calcext:value-type="string">
            <text:p>72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19" calcext:value-type="float">
            <text:p>3,21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269" calcext:value-type="float">
            <text:p>3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9" calcext:value-type="float">
            <text:p>3,269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4453" calcext:value-type="float">
            <text:p>4,453</text:p>
          </table:table-cell>
          <table:table-cell table:style-name="ce4" office:value-type="string" calcext:value-type="string">
            <text:p>73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59" calcext:value-type="float">
            <text:p>2,4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591" calcext:value-type="float">
            <text:p>2,59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54" calcext:value-type="float">
            <text:p>7,25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355" calcext:value-type="float">
            <text:p>7,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5" calcext:value-type="float">
            <text:p>7,355</text:p>
          </table:table-cell>
          <table:table-cell table:style-name="ce3" office:value-type="float" office:value="2772" calcext:value-type="float">
            <text:p>2,772</text:p>
          </table:table-cell>
          <table:table-cell table:style-name="ce3" office:value-type="float" office:value="10127" calcext:value-type="float">
            <text:p>10,127</text:p>
          </table:table-cell>
          <table:table-cell table:style-name="ce4" office:value-type="string" calcext:value-type="string">
            <text:p>72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同德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98" calcext:value-type="float">
            <text:p>4,39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449" calcext:value-type="float">
            <text:p>4,4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50" calcext:value-type="float">
            <text:p>4,450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5984" calcext:value-type="float">
            <text:p>5,984</text:p>
          </table:table-cell>
          <table:table-cell table:style-name="ce4" office:value-type="string" calcext:value-type="string">
            <text:p>74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030" calcext:value-type="float">
            <text:p>2,0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12" calcext:value-type="float">
            <text:p>5,51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596" calcext:value-type="float">
            <text:p>5,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6" calcext:value-type="float">
            <text:p>5,596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7485" calcext:value-type="float">
            <text:p>7,485</text:p>
          </table:table-cell>
          <table:table-cell table:style-name="ce4" office:value-type="string" calcext:value-type="string">
            <text:p>74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埔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214" calcext:value-type="float">
            <text:p>2,21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263" calcext:value-type="float">
            <text:p>2,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3" calcext:value-type="float">
            <text:p>2,26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013" calcext:value-type="float">
            <text:p>3,013</text:p>
          </table:table-cell>
          <table:table-cell table:style-name="ce4" office:value-type="string" calcext:value-type="string">
            <text:p>75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93" calcext:value-type="float">
            <text:p>2,29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17" calcext:value-type="float">
            <text:p>2,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7" calcext:value-type="float">
            <text:p>2,31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140" calcext:value-type="float">
            <text:p>3,140</text:p>
          </table:table-cell>
          <table:table-cell table:style-name="ce4" office:value-type="string" calcext:value-type="string">
            <text:p>73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埔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81" calcext:value-type="float">
            <text:p>3,28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337" calcext:value-type="float">
            <text:p>3,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7" calcext:value-type="float">
            <text:p>3,337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4647" calcext:value-type="float">
            <text:p>4,647</text:p>
          </table:table-cell>
          <table:table-cell table:style-name="ce4" office:value-type="string" calcext:value-type="string">
            <text:p>71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92" calcext:value-type="float">
            <text:p>2,39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399" calcext:value-type="float">
            <text:p>3,399</text:p>
          </table:table-cell>
          <table:table-cell table:style-name="ce4" office:value-type="string" calcext:value-type="string">
            <text:p>71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德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83" calcext:value-type="float">
            <text:p>3,48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547" calcext:value-type="float">
            <text:p>3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7" calcext:value-type="float">
            <text:p>3,547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4804" calcext:value-type="float">
            <text:p>4,804</text:p>
          </table:table-cell>
          <table:table-cell table:style-name="ce4" office:value-type="string" calcext:value-type="string">
            <text:p>73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信光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57" calcext:value-type="float">
            <text:p>1,7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958" calcext:value-type="float">
            <text:p>4,95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027" calcext:value-type="float">
            <text:p>5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7" calcext:value-type="float">
            <text:p>5,027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6894" calcext:value-type="float">
            <text:p>6,894</text:p>
          </table:table-cell>
          <table:table-cell table:style-name="ce4" office:value-type="string" calcext:value-type="string">
            <text:p>72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238" calcext:value-type="float">
            <text:p>1,23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863" calcext:value-type="float">
            <text:p>3,86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919" calcext:value-type="float">
            <text:p>3,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9" calcext:value-type="float">
            <text:p>3,919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5273" calcext:value-type="float">
            <text:p>5,273</text:p>
          </table:table-cell>
          <table:table-cell table:style-name="ce4" office:value-type="string" calcext:value-type="string">
            <text:p>74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61" calcext:value-type="float">
            <text:p>1,8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440" calcext:value-type="float">
            <text:p>2,4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32" calcext:value-type="float">
            <text:p>6,33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6410" calcext:value-type="float">
            <text:p>6,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0" calcext:value-type="float">
            <text:p>6,410</text:p>
          </table:table-cell>
          <table:table-cell table:style-name="ce3" office:value-type="float" office:value="2441" calcext:value-type="float">
            <text:p>2,441</text:p>
          </table:table-cell>
          <table:table-cell table:style-name="ce3" office:value-type="float" office:value="8851" calcext:value-type="float">
            <text:p>8,851</text:p>
          </table:table-cell>
          <table:table-cell table:style-name="ce4" office:value-type="string" calcext:value-type="string">
            <text:p>72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慈文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64" calcext:value-type="float">
            <text:p>4,46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524" calcext:value-type="float">
            <text:p>4,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4" calcext:value-type="float">
            <text:p>4,524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6332" calcext:value-type="float">
            <text:p>6,332</text:p>
          </table:table-cell>
          <table:table-cell table:style-name="ce4" office:value-type="string" calcext:value-type="string">
            <text:p>71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45" calcext:value-type="float">
            <text:p>3,5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591" calcext:value-type="float">
            <text:p>3,5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92" calcext:value-type="float">
            <text:p>3,592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4768" calcext:value-type="float">
            <text:p>4,768</text:p>
          </table:table-cell>
          <table:table-cell table:style-name="ce4" office:value-type="string" calcext:value-type="string">
            <text:p>75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慶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08" calcext:value-type="float">
            <text:p>4,10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159" calcext:value-type="float">
            <text:p>4,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9" calcext:value-type="float">
            <text:p>4,159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5905" calcext:value-type="float">
            <text:p>5,905</text:p>
          </table:table-cell>
          <table:table-cell table:style-name="ce4" office:value-type="string" calcext:value-type="string">
            <text:p>70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經國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61" calcext:value-type="float">
            <text:p>3,66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96" calcext:value-type="float">
            <text:p>3,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6" calcext:value-type="float">
            <text:p>3,696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5027" calcext:value-type="float">
            <text:p>5,027</text:p>
          </table:table-cell>
          <table:table-cell table:style-name="ce4" office:value-type="string" calcext:value-type="string">
            <text:p>73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寶安里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046" calcext:value-type="float">
            <text:p>2,04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88" calcext:value-type="float">
            <text:p>5,68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757" calcext:value-type="float">
            <text:p>5,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7" calcext:value-type="float">
            <text:p>5,757</text:p>
          </table:table-cell>
          <table:table-cell table:style-name="ce3" office:value-type="float" office:value="2298" calcext:value-type="float">
            <text:p>2,298</text:p>
          </table:table-cell>
          <table:table-cell table:style-name="ce3" office:value-type="float" office:value="8055" calcext:value-type="float">
            <text:p>8,055</text:p>
          </table:table-cell>
          <table:table-cell table:style-name="ce4" office:value-type="string" calcext:value-type="string">
            <text:p>71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寶慶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72" calcext:value-type="float">
            <text:p>4,47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519" calcext:value-type="float">
            <text:p>4,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9" calcext:value-type="float">
            <text:p>4,519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6142" calcext:value-type="float">
            <text:p>6,142</text:p>
          </table:table-cell>
          <table:table-cell table:style-name="ce4" office:value-type="string" calcext:value-type="string">
            <text:p>73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921" calcext:value-type="float">
            <text:p>1,921</text:p>
          </table:table-cell>
          <table:table-cell table:style-name="ce4" office:value-type="string" calcext:value-type="string">
            <text:p>71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99" calcext:value-type="float">
            <text:p>2,79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28" calcext:value-type="float">
            <text:p>2,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8" calcext:value-type="float">
            <text:p>2,828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829" calcext:value-type="float">
            <text:p>3,829</text:p>
          </table:table-cell>
          <table:table-cell table:style-name="ce4" office:value-type="string" calcext:value-type="string">
            <text:p>73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19" calcext:value-type="float">
            <text:p>2,11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009" calcext:value-type="float">
            <text:p>3,009</text:p>
          </table:table-cell>
          <table:table-cell table:style-name="ce4" office:value-type="string" calcext:value-type="string">
            <text:p>71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900" calcext:value-type="float">
            <text:p>1,900</text:p>
          </table:table-cell>
          <table:table-cell table:style-name="ce4" office:value-type="string" calcext:value-type="string">
            <text:p>70.9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大園區</text:p>
          </table:table-cell>
          <table:table-cell table:style-name="ce2"/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8467" calcext:value-type="float">
            <text:p>18,46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14808" calcext:value-type="float">
            <text:p>14,80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2003" calcext:value-type="float">
            <text:p>12,00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8662" calcext:value-type="float">
            <text:p>48,662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49730" calcext:value-type="float">
            <text:p>49,7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736" calcext:value-type="float">
            <text:p>49,736</text:p>
          </table:table-cell>
          <table:table-cell table:style-name="ce3" office:value-type="float" office:value="20773" calcext:value-type="float">
            <text:p>20,773</text:p>
          </table:table-cell>
          <table:table-cell table:style-name="ce3" office:value-type="float" office:value="70509" calcext:value-type="float">
            <text:p>70,509</text:p>
          </table:table-cell>
          <table:table-cell table:style-name="ce4" office:value-type="string" calcext:value-type="string">
            <text:p>70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13" calcext:value-type="float">
            <text:p>4,21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311" calcext:value-type="float">
            <text:p>4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1" calcext:value-type="float">
            <text:p>4,311</text:p>
          </table:table-cell>
          <table:table-cell table:style-name="ce3" office:value-type="float" office:value="1975" calcext:value-type="float">
            <text:p>1,975</text:p>
          </table:table-cell>
          <table:table-cell table:style-name="ce3" office:value-type="float" office:value="6286" calcext:value-type="float">
            <text:p>6,286</text:p>
          </table:table-cell>
          <table:table-cell table:style-name="ce4" office:value-type="string" calcext:value-type="string">
            <text:p>68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92" calcext:value-type="float">
            <text:p>1,8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468" calcext:value-type="float">
            <text:p>1,46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28" calcext:value-type="float">
            <text:p>5,02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138" calcext:value-type="float">
            <text:p>5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8" calcext:value-type="float">
            <text:p>5,138</text:p>
          </table:table-cell>
          <table:table-cell table:style-name="ce3" office:value-type="float" office:value="2097" calcext:value-type="float">
            <text:p>2,097</text:p>
          </table:table-cell>
          <table:table-cell table:style-name="ce3" office:value-type="float" office:value="7235" calcext:value-type="float">
            <text:p>7,235</text:p>
          </table:table-cell>
          <table:table-cell table:style-name="ce4" office:value-type="string" calcext:value-type="string">
            <text:p>71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海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11" calcext:value-type="float">
            <text:p>3,11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4810" calcext:value-type="float">
            <text:p>4,810</text:p>
          </table:table-cell>
          <table:table-cell table:style-name="ce4" office:value-type="string" calcext:value-type="string">
            <text:p>65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609" calcext:value-type="float">
            <text:p>1,609</text:p>
          </table:table-cell>
          <table:table-cell table:style-name="ce4" office:value-type="string" calcext:value-type="string">
            <text:p>70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橫峰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08" calcext:value-type="float">
            <text:p>3,00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076" calcext:value-type="float">
            <text:p>3,0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6" calcext:value-type="float">
            <text:p>3,076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4280" calcext:value-type="float">
            <text:p>4,280</text:p>
          </table:table-cell>
          <table:table-cell table:style-name="ce4" office:value-type="string" calcext:value-type="string">
            <text:p>71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青峰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047" calcext:value-type="float">
            <text:p>3,04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80" calcext:value-type="float">
            <text:p>3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0" calcext:value-type="float">
            <text:p>3,08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155" calcext:value-type="float">
            <text:p>4,155</text:p>
          </table:table-cell>
          <table:table-cell table:style-name="ce4" office:value-type="string" calcext:value-type="string">
            <text:p>74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28" calcext:value-type="float">
            <text:p>2,7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60" calcext:value-type="float">
            <text:p>2,7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61" calcext:value-type="float">
            <text:p>2,761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623" calcext:value-type="float">
            <text:p>3,623</text:p>
          </table:table-cell>
          <table:table-cell table:style-name="ce4" office:value-type="string" calcext:value-type="string">
            <text:p>76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94" calcext:value-type="float">
            <text:p>3,69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778" calcext:value-type="float">
            <text:p>3,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8" calcext:value-type="float">
            <text:p>3,778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5172" calcext:value-type="float">
            <text:p>5,172</text:p>
          </table:table-cell>
          <table:table-cell table:style-name="ce4" office:value-type="string" calcext:value-type="string">
            <text:p>73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心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05" calcext:value-type="float">
            <text:p>3,20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267" calcext:value-type="float">
            <text:p>3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7" calcext:value-type="float">
            <text:p>3,267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4605" calcext:value-type="float">
            <text:p>4,605</text:p>
          </table:table-cell>
          <table:table-cell table:style-name="ce4" office:value-type="string" calcext:value-type="string">
            <text:p>70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海里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702" calcext:value-type="float">
            <text:p>702</text:p>
          </table:table-cell>
          <table:table-cell table:style-name="ce4" office:value-type="string" calcext:value-type="string">
            <text:p>75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石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43" calcext:value-type="float">
            <text:p>64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18" calcext:value-type="float">
            <text:p>2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8" calcext:value-type="float">
            <text:p>2,118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829" calcext:value-type="float">
            <text:p>2,829</text:p>
          </table:table-cell>
          <table:table-cell table:style-name="ce4" office:value-type="string" calcext:value-type="string">
            <text:p>74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菓林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477" calcext:value-type="float">
            <text:p>4,47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578" calcext:value-type="float">
            <text:p>4,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8" calcext:value-type="float">
            <text:p>4,578</text:p>
          </table:table-cell>
          <table:table-cell table:style-name="ce3" office:value-type="float" office:value="2030" calcext:value-type="float">
            <text:p>2,030</text:p>
          </table:table-cell>
          <table:table-cell table:style-name="ce3" office:value-type="float" office:value="6608" calcext:value-type="float">
            <text:p>6,608</text:p>
          </table:table-cell>
          <table:table-cell table:style-name="ce4" office:value-type="string" calcext:value-type="string">
            <text:p>69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75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口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69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425" calcext:value-type="float">
            <text:p>1,425</text:p>
          </table:table-cell>
          <table:table-cell table:style-name="ce4" office:value-type="string" calcext:value-type="string">
            <text:p>68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76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020" calcext:value-type="float">
            <text:p>2,020</text:p>
          </table:table-cell>
          <table:table-cell table:style-name="ce4" office:value-type="string" calcext:value-type="string">
            <text:p>70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海里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73" calcext:value-type="float">
            <text:p>47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259" calcext:value-type="float">
            <text:p>2,259</text:p>
          </table:table-cell>
          <table:table-cell table:style-name="ce4" office:value-type="string" calcext:value-type="string">
            <text:p>72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港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3112" calcext:value-type="float">
            <text:p>3,112</text:p>
          </table:table-cell>
          <table:table-cell table:style-name="ce4" office:value-type="string" calcext:value-type="string">
            <text:p>66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38" calcext:value-type="float">
            <text:p>4,538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646" calcext:value-type="float">
            <text:p>4,6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49" calcext:value-type="float">
            <text:p>4,649</text:p>
          </table:table-cell>
          <table:table-cell table:style-name="ce3" office:value-type="float" office:value="2383" calcext:value-type="float">
            <text:p>2,383</text:p>
          </table:table-cell>
          <table:table-cell table:style-name="ce3" office:value-type="float" office:value="7032" calcext:value-type="float">
            <text:p>7,032</text:p>
          </table:table-cell>
          <table:table-cell table:style-name="ce4" office:value-type="string" calcext:value-type="string">
            <text:p>66.0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觀音區</text:p>
          </table:table-cell>
          <table:table-cell table:style-name="ce2"/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153" calcext:value-type="float">
            <text:p>16,15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11926" calcext:value-type="float">
            <text:p>11,92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0372" calcext:value-type="float">
            <text:p>10,37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1318" calcext:value-type="float">
            <text:p>41,318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2366" calcext:value-type="float">
            <text:p>42,3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369" calcext:value-type="float">
            <text:p>42,369</text:p>
          </table:table-cell>
          <table:table-cell table:style-name="ce3" office:value-type="float" office:value="18758" calcext:value-type="float">
            <text:p>18,758</text:p>
          </table:table-cell>
          <table:table-cell table:style-name="ce3" office:value-type="float" office:value="61127" calcext:value-type="float">
            <text:p>61,127</text:p>
          </table:table-cell>
          <table:table-cell table:style-name="ce4" office:value-type="string" calcext:value-type="string">
            <text:p>69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01" calcext:value-type="float">
            <text:p>1,80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2848" calcext:value-type="float">
            <text:p>2,848</text:p>
          </table:table-cell>
          <table:table-cell table:style-name="ce4" office:value-type="string" calcext:value-type="string">
            <text:p>64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白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71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70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234" calcext:value-type="float">
            <text:p>2,234</text:p>
          </table:table-cell>
          <table:table-cell table:style-name="ce4" office:value-type="string" calcext:value-type="string">
            <text:p>70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保生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135" calcext:value-type="float">
            <text:p>2,135</text:p>
          </table:table-cell>
          <table:table-cell table:style-name="ce4" office:value-type="string" calcext:value-type="string">
            <text:p>70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武威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74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71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71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坑尾里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935" calcext:value-type="float">
            <text:p>1,935</text:p>
          </table:table-cell>
          <table:table-cell table:style-name="ce4" office:value-type="string" calcext:value-type="string">
            <text:p>65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湖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69" calcext:value-type="float">
            <text:p>1,76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648" calcext:value-type="float">
            <text:p>2,648</text:p>
          </table:table-cell>
          <table:table-cell table:style-name="ce4" office:value-type="string" calcext:value-type="string">
            <text:p>69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藍埔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29" calcext:value-type="float">
            <text:p>1,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9" calcext:value-type="float">
            <text:p>1,929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607" calcext:value-type="float">
            <text:p>2,607</text:p>
          </table:table-cell>
          <table:table-cell table:style-name="ce4" office:value-type="string" calcext:value-type="string">
            <text:p>73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38" calcext:value-type="float">
            <text:p>2,13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063" calcext:value-type="float">
            <text:p>3,063</text:p>
          </table:table-cell>
          <table:table-cell table:style-name="ce4" office:value-type="string" calcext:value-type="string">
            <text:p>71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堀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597" calcext:value-type="float">
            <text:p>1,597</text:p>
          </table:table-cell>
          <table:table-cell table:style-name="ce4" office:value-type="string" calcext:value-type="string">
            <text:p>71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坪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51" calcext:value-type="float">
            <text:p>3,35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415" calcext:value-type="float">
            <text:p>3,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5" calcext:value-type="float">
            <text:p>3,415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4662" calcext:value-type="float">
            <text:p>4,662</text:p>
          </table:table-cell>
          <table:table-cell table:style-name="ce4" office:value-type="string" calcext:value-type="string">
            <text:p>73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源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86" calcext:value-type="float">
            <text:p>2,88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947" calcext:value-type="float">
            <text:p>2,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7" calcext:value-type="float">
            <text:p>2,947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4145" calcext:value-type="float">
            <text:p>4,145</text:p>
          </table:table-cell>
          <table:table-cell table:style-name="ce4" office:value-type="string" calcext:value-type="string">
            <text:p>71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大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92" calcext:value-type="float">
            <text:p>1,79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508" calcext:value-type="float">
            <text:p>2,508</text:p>
          </table:table-cell>
          <table:table-cell table:style-name="ce4" office:value-type="string" calcext:value-type="string">
            <text:p>72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坡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959" calcext:value-type="float">
            <text:p>2,959</text:p>
          </table:table-cell>
          <table:table-cell table:style-name="ce4" office:value-type="string" calcext:value-type="string">
            <text:p>72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85" calcext:value-type="float">
            <text:p>1,88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628" calcext:value-type="float">
            <text:p>2,628</text:p>
          </table:table-cell>
          <table:table-cell table:style-name="ce4" office:value-type="string" calcext:value-type="string">
            <text:p>73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塔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69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保障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979" calcext:value-type="float">
            <text:p>1,979</text:p>
          </table:table-cell>
          <table:table-cell table:style-name="ce4" office:value-type="string" calcext:value-type="string">
            <text:p>70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草漯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53" calcext:value-type="float">
            <text:p>2,45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529" calcext:value-type="float">
            <text:p>2,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9" calcext:value-type="float">
            <text:p>2,529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3891" calcext:value-type="float">
            <text:p>3,891</text:p>
          </table:table-cell>
          <table:table-cell table:style-name="ce4" office:value-type="string" calcext:value-type="string">
            <text:p>65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草新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243" calcext:value-type="float">
            <text:p>4,24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354" calcext:value-type="float">
            <text:p>4,3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55" calcext:value-type="float">
            <text:p>4,355</text:p>
          </table:table-cell>
          <table:table-cell table:style-name="ce3" office:value-type="float" office:value="1884" calcext:value-type="float">
            <text:p>1,884</text:p>
          </table:table-cell>
          <table:table-cell table:style-name="ce3" office:value-type="float" office:value="6239" calcext:value-type="float">
            <text:p>6,239</text:p>
          </table:table-cell>
          <table:table-cell table:style-name="ce4" office:value-type="string" calcext:value-type="string">
            <text:p>69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21" calcext:value-type="float">
            <text:p>2,92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020" calcext:value-type="float">
            <text:p>3,0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22" calcext:value-type="float">
            <text:p>3,022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5217" calcext:value-type="float">
            <text:p>5,217</text:p>
          </table:table-cell>
          <table:table-cell table:style-name="ce4" office:value-type="string" calcext:value-type="string">
            <text:p>57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林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138" calcext:value-type="float">
            <text:p>2,138</text:p>
          </table:table-cell>
          <table:table-cell table:style-name="ce4" office:value-type="string" calcext:value-type="string">
            <text:p>67.9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新屋區</text:p>
          </table:table-cell>
          <table:table-cell table:style-name="ce2"/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351" calcext:value-type="float">
            <text:p>11,35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9705" calcext:value-type="float">
            <text:p>9,70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6602" calcext:value-type="float">
            <text:p>6,60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9554" calcext:value-type="float">
            <text:p>29,554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0373" calcext:value-type="float">
            <text:p>30,3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376" calcext:value-type="float">
            <text:p>30,376</text:p>
          </table:table-cell>
          <table:table-cell table:style-name="ce3" office:value-type="float" office:value="11233" calcext:value-type="float">
            <text:p>11,233</text:p>
          </table:table-cell>
          <table:table-cell table:style-name="ce3" office:value-type="float" office:value="41609" calcext:value-type="float">
            <text:p>41,609</text:p>
          </table:table-cell>
          <table:table-cell table:style-name="ce4" office:value-type="string" calcext:value-type="string">
            <text:p>73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屋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807" calcext:value-type="float">
            <text:p>2,807</text:p>
          </table:table-cell>
          <table:table-cell table:style-name="ce4" office:value-type="string" calcext:value-type="string">
            <text:p>71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10" calcext:value-type="float">
            <text:p>2,91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90" calcext:value-type="float">
            <text:p>2,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0" calcext:value-type="float">
            <text:p>2,99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980" calcext:value-type="float">
            <text:p>3,980</text:p>
          </table:table-cell>
          <table:table-cell table:style-name="ce4" office:value-type="string" calcext:value-type="string">
            <text:p>75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湖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444" calcext:value-type="float">
            <text:p>1,444</text:p>
          </table:table-cell>
          <table:table-cell table:style-name="ce4" office:value-type="string" calcext:value-type="string">
            <text:p>73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29" calcext:value-type="float">
            <text:p>2,92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99" calcext:value-type="float">
            <text:p>2,999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4131" calcext:value-type="float">
            <text:p>4,131</text:p>
          </table:table-cell>
          <table:table-cell table:style-name="ce4" office:value-type="string" calcext:value-type="string">
            <text:p>72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磊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291" calcext:value-type="float">
            <text:p>2,291</text:p>
          </table:table-cell>
          <table:table-cell table:style-name="ce4" office:value-type="string" calcext:value-type="string">
            <text:p>70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5" calcext:value-type="float">
            <text:p>32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425" calcext:value-type="float">
            <text:p>1,425</text:p>
          </table:table-cell>
          <table:table-cell table:style-name="ce4" office:value-type="string" calcext:value-type="string">
            <text:p>75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子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312" calcext:value-type="float">
            <text:p>1,312</text:p>
          </table:table-cell>
          <table:table-cell table:style-name="ce4" office:value-type="string" calcext:value-type="string">
            <text:p>75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493" calcext:value-type="float">
            <text:p>2,493</text:p>
          </table:table-cell>
          <table:table-cell table:style-name="ce4" office:value-type="string" calcext:value-type="string">
            <text:p>73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九斗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210" calcext:value-type="float">
            <text:p>2,210</text:p>
          </table:table-cell>
          <table:table-cell table:style-name="ce4" office:value-type="string" calcext:value-type="string">
            <text:p>72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頭洲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28" calcext:value-type="float">
            <text:p>3,22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298" calcext:value-type="float">
            <text:p>3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8" calcext:value-type="float">
            <text:p>3,298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4517" calcext:value-type="float">
            <text:p>4,517</text:p>
          </table:table-cell>
          <table:table-cell table:style-name="ce4" office:value-type="string" calcext:value-type="string">
            <text:p>73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坡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70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望間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22" calcext:value-type="float">
            <text:p>1,322</text:p>
          </table:table-cell>
          <table:table-cell table:style-name="ce4" office:value-type="string" calcext:value-type="string">
            <text:p>73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3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蚵間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0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深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608" calcext:value-type="float">
            <text:p>608</text:p>
          </table:table-cell>
          <table:table-cell table:style-name="ce4" office:value-type="string" calcext:value-type="string">
            <text:p>77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槺榔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0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笨港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72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13" calcext:value-type="float">
            <text:p>51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153" calcext:value-type="float">
            <text:p>2,153</text:p>
          </table:table-cell>
          <table:table-cell table:style-name="ce4" office:value-type="string" calcext:value-type="string">
            <text:p>74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72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78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牌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73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田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719" calcext:value-type="float">
            <text:p>1,719</text:p>
          </table:table-cell>
          <table:table-cell table:style-name="ce4" office:value-type="string" calcext:value-type="string">
            <text:p>70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赤欄里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72.7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楊梅區</text:p>
          </table:table-cell>
          <table:table-cell table:style-name="ce2"/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9643" calcext:value-type="float">
            <text:p>29,64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38726" calcext:value-type="float">
            <text:p>38,726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7246" calcext:value-type="float">
            <text:p>27,24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2493" calcext:value-type="float">
            <text:p>102,493</text:p>
          </table:table-cell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104484" calcext:value-type="float">
            <text:p>104,4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4485" calcext:value-type="float">
            <text:p>104,485</text:p>
          </table:table-cell>
          <table:table-cell table:style-name="ce3" office:value-type="float" office:value="41291" calcext:value-type="float">
            <text:p>41,291</text:p>
          </table:table-cell>
          <table:table-cell table:style-name="ce3" office:value-type="float" office:value="145776" calcext:value-type="float">
            <text:p>145,776</text:p>
          </table:table-cell>
          <table:table-cell table:style-name="ce4" office:value-type="string" calcext:value-type="string">
            <text:p>71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43" calcext:value-type="float">
            <text:p>2,74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793" calcext:value-type="float">
            <text:p>2,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3" calcext:value-type="float">
            <text:p>2,793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777" calcext:value-type="float">
            <text:p>3,777</text:p>
          </table:table-cell>
          <table:table-cell table:style-name="ce4" office:value-type="string" calcext:value-type="string">
            <text:p>73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心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78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27" calcext:value-type="float">
            <text:p>2,12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035" calcext:value-type="float">
            <text:p>3,035</text:p>
          </table:table-cell>
          <table:table-cell table:style-name="ce4" office:value-type="string" calcext:value-type="string">
            <text:p>71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697" calcext:value-type="float">
            <text:p>1,697</text:p>
          </table:table-cell>
          <table:table-cell table:style-name="ce4" office:value-type="string" calcext:value-type="string">
            <text:p>74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99" calcext:value-type="float">
            <text:p>3,49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541" calcext:value-type="float">
            <text:p>3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1" calcext:value-type="float">
            <text:p>3,541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4703" calcext:value-type="float">
            <text:p>4,703</text:p>
          </table:table-cell>
          <table:table-cell table:style-name="ce4" office:value-type="string" calcext:value-type="string">
            <text:p>75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063" calcext:value-type="float">
            <text:p>2,063</text:p>
          </table:table-cell>
          <table:table-cell table:style-name="ce4" office:value-type="string" calcext:value-type="string">
            <text:p>69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塘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37" calcext:value-type="float">
            <text:p>4,13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195" calcext:value-type="float">
            <text:p>4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5" calcext:value-type="float">
            <text:p>4,195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5806" calcext:value-type="float">
            <text:p>5,806</text:p>
          </table:table-cell>
          <table:table-cell table:style-name="ce4" office:value-type="string" calcext:value-type="string">
            <text:p>72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坪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723" calcext:value-type="float">
            <text:p>1,723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15" calcext:value-type="float">
            <text:p>4,31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407" calcext:value-type="float">
            <text:p>4,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7" calcext:value-type="float">
            <text:p>4,407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6293" calcext:value-type="float">
            <text:p>6,293</text:p>
          </table:table-cell>
          <table:table-cell table:style-name="ce4" office:value-type="string" calcext:value-type="string">
            <text:p>70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梅溪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13" calcext:value-type="float">
            <text:p>2,91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962" calcext:value-type="float">
            <text:p>2,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2" calcext:value-type="float">
            <text:p>2,962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4183" calcext:value-type="float">
            <text:p>4,183</text:p>
          </table:table-cell>
          <table:table-cell table:style-name="ce4" office:value-type="string" calcext:value-type="string">
            <text:p>70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溪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01" calcext:value-type="float">
            <text:p>2,50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45" calcext:value-type="float">
            <text:p>2,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5" calcext:value-type="float">
            <text:p>2,545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3584" calcext:value-type="float">
            <text:p>3,584</text:p>
          </table:table-cell>
          <table:table-cell table:style-name="ce4" office:value-type="string" calcext:value-type="string">
            <text:p>71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溪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08" calcext:value-type="float">
            <text:p>2,90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46" calcext:value-type="float">
            <text:p>2,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6" calcext:value-type="float">
            <text:p>2,946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4070" calcext:value-type="float">
            <text:p>4,070</text:p>
          </table:table-cell>
          <table:table-cell table:style-name="ce4" office:value-type="string" calcext:value-type="string">
            <text:p>72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363" calcext:value-type="float">
            <text:p>3,363</text:p>
          </table:table-cell>
          <table:table-cell table:style-name="ce4" office:value-type="string" calcext:value-type="string">
            <text:p>70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楊明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06" calcext:value-type="float">
            <text:p>1,9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46" calcext:value-type="float">
            <text:p>5,74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839" calcext:value-type="float">
            <text:p>5,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9" calcext:value-type="float">
            <text:p>5,839</text:p>
          </table:table-cell>
          <table:table-cell table:style-name="ce3" office:value-type="float" office:value="2167" calcext:value-type="float">
            <text:p>2,167</text:p>
          </table:table-cell>
          <table:table-cell table:style-name="ce3" office:value-type="float" office:value="8006" calcext:value-type="float">
            <text:p>8,006</text:p>
          </table:table-cell>
          <table:table-cell table:style-name="ce4" office:value-type="string" calcext:value-type="string">
            <text:p>72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裕成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44" calcext:value-type="float">
            <text:p>2,34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66" calcext:value-type="float">
            <text:p>2,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6" calcext:value-type="float">
            <text:p>2,366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225" calcext:value-type="float">
            <text:p>3,225</text:p>
          </table:table-cell>
          <table:table-cell table:style-name="ce4" office:value-type="string" calcext:value-type="string">
            <text:p>73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裕新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521" calcext:value-type="float">
            <text:p>2,521</text:p>
          </table:table-cell>
          <table:table-cell table:style-name="ce4" office:value-type="string" calcext:value-type="string">
            <text:p>64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44" calcext:value-type="float">
            <text:p>2,54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474" calcext:value-type="float">
            <text:p>3,474</text:p>
          </table:table-cell>
          <table:table-cell table:style-name="ce4" office:value-type="string" calcext:value-type="string">
            <text:p>74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14" calcext:value-type="float">
            <text:p>2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4" calcext:value-type="float">
            <text:p>2,314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046" calcext:value-type="float">
            <text:p>3,046</text:p>
          </table:table-cell>
          <table:table-cell table:style-name="ce4" office:value-type="string" calcext:value-type="string">
            <text:p>75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楊梅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844" calcext:value-type="float">
            <text:p>2,84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75" calcext:value-type="float">
            <text:p>2,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5" calcext:value-type="float">
            <text:p>2,875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824" calcext:value-type="float">
            <text:p>3,824</text:p>
          </table:table-cell>
          <table:table-cell table:style-name="ce4" office:value-type="string" calcext:value-type="string">
            <text:p>75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楊江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74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梅新里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922" calcext:value-type="float">
            <text:p>1,922</text:p>
          </table:table-cell>
          <table:table-cell table:style-name="ce4" office:value-type="string" calcext:value-type="string">
            <text:p>71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紅梅里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05" calcext:value-type="float">
            <text:p>1,80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496" calcext:value-type="float">
            <text:p>2,496</text:p>
          </table:table-cell>
          <table:table-cell table:style-name="ce4" office:value-type="string" calcext:value-type="string">
            <text:p>73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809" calcext:value-type="float">
            <text:p>1,80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15" calcext:value-type="float">
            <text:p>5,01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107" calcext:value-type="float">
            <text:p>5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07" calcext:value-type="float">
            <text:p>5,107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7871" calcext:value-type="float">
            <text:p>7,871</text:p>
          </table:table-cell>
          <table:table-cell table:style-name="ce4" office:value-type="string" calcext:value-type="string">
            <text:p>64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平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31" calcext:value-type="float">
            <text:p>2,13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016" calcext:value-type="float">
            <text:p>3,016</text:p>
          </table:table-cell>
          <table:table-cell table:style-name="ce4" office:value-type="string" calcext:value-type="string">
            <text:p>71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秀才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00" calcext:value-type="float">
            <text:p>2,30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47" calcext:value-type="float">
            <text:p>2,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7" calcext:value-type="float">
            <text:p>2,347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249" calcext:value-type="float">
            <text:p>3,249</text:p>
          </table:table-cell>
          <table:table-cell table:style-name="ce4" office:value-type="string" calcext:value-type="string">
            <text:p>72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流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33" calcext:value-type="float">
            <text:p>2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3" calcext:value-type="float">
            <text:p>2,033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953" calcext:value-type="float">
            <text:p>2,953</text:p>
          </table:table-cell>
          <table:table-cell table:style-name="ce4" office:value-type="string" calcext:value-type="string">
            <text:p>68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野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21" calcext:value-type="float">
            <text:p>2,72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782" calcext:value-type="float">
            <text:p>2,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2" calcext:value-type="float">
            <text:p>2,782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3811" calcext:value-type="float">
            <text:p>3,811</text:p>
          </table:table-cell>
          <table:table-cell table:style-name="ce4" office:value-type="string" calcext:value-type="string">
            <text:p>73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岡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734" calcext:value-type="float">
            <text:p>1,734</text:p>
          </table:table-cell>
          <table:table-cell table:style-name="ce4" office:value-type="string" calcext:value-type="string">
            <text:p>75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豐里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84" calcext:value-type="float">
            <text:p>784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163" calcext:value-type="float">
            <text:p>2,16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228" calcext:value-type="float">
            <text:p>2,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8" calcext:value-type="float">
            <text:p>2,228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080" calcext:value-type="float">
            <text:p>3,080</text:p>
          </table:table-cell>
          <table:table-cell table:style-name="ce4" office:value-type="string" calcext:value-type="string">
            <text:p>72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員本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33" calcext:value-type="float">
            <text:p>2,03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882" calcext:value-type="float">
            <text:p>2,882</text:p>
          </table:table-cell>
          <table:table-cell table:style-name="ce4" office:value-type="string" calcext:value-type="string">
            <text:p>72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湖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77" calcext:value-type="float">
            <text:p>2,07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121" calcext:value-type="float">
            <text:p>2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1" calcext:value-type="float">
            <text:p>2,12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903" calcext:value-type="float">
            <text:p>2,903</text:p>
          </table:table-cell>
          <table:table-cell table:style-name="ce4" office:value-type="string" calcext:value-type="string">
            <text:p>73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頭湖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50" calcext:value-type="float">
            <text:p>1,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0" calcext:value-type="float">
            <text:p>1,95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2880" calcext:value-type="float">
            <text:p>2,880</text:p>
          </table:table-cell>
          <table:table-cell table:style-name="ce4" office:value-type="string" calcext:value-type="string">
            <text:p>67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湖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109" calcext:value-type="float">
            <text:p>4,10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218" calcext:value-type="float">
            <text:p>4,2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19" calcext:value-type="float">
            <text:p>4,219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6029" calcext:value-type="float">
            <text:p>6,029</text:p>
          </table:table-cell>
          <table:table-cell table:style-name="ce4" office:value-type="string" calcext:value-type="string">
            <text:p>69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田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53" calcext:value-type="float">
            <text:p>2,05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099" calcext:value-type="float">
            <text:p>2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9" calcext:value-type="float">
            <text:p>2,099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884" calcext:value-type="float">
            <text:p>2,884</text:p>
          </table:table-cell>
          <table:table-cell table:style-name="ce4" office:value-type="string" calcext:value-type="string">
            <text:p>72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山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596" calcext:value-type="float">
            <text:p>2,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6" calcext:value-type="float">
            <text:p>2,596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3770" calcext:value-type="float">
            <text:p>3,770</text:p>
          </table:table-cell>
          <table:table-cell table:style-name="ce4" office:value-type="string" calcext:value-type="string">
            <text:p>68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上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36" calcext:value-type="float">
            <text:p>1,93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726" calcext:value-type="float">
            <text:p>2,726</text:p>
          </table:table-cell>
          <table:table-cell table:style-name="ce4" office:value-type="string" calcext:value-type="string">
            <text:p>73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89" calcext:value-type="float">
            <text:p>2,98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056" calcext:value-type="float">
            <text:p>3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6" calcext:value-type="float">
            <text:p>3,056</text:p>
          </table:table-cell>
          <table:table-cell table:style-name="ce3" office:value-type="float" office:value="1699" calcext:value-type="float">
            <text:p>1,699</text:p>
          </table:table-cell>
          <table:table-cell table:style-name="ce3" office:value-type="float" office:value="4755" calcext:value-type="float">
            <text:p>4,755</text:p>
          </table:table-cell>
          <table:table-cell table:style-name="ce4" office:value-type="string" calcext:value-type="string">
            <text:p>64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榮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16" calcext:value-type="float">
            <text:p>2,51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577" calcext:value-type="float">
            <text:p>2,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7" calcext:value-type="float">
            <text:p>2,577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476" calcext:value-type="float">
            <text:p>3,476</text:p>
          </table:table-cell>
          <table:table-cell table:style-name="ce4" office:value-type="string" calcext:value-type="string">
            <text:p>74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雙榮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906" calcext:value-type="float">
            <text:p>90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72" calcext:value-type="float">
            <text:p>2,47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225" calcext:value-type="float">
            <text:p>3,225</text:p>
          </table:table-cell>
          <table:table-cell table:style-name="ce4" office:value-type="string" calcext:value-type="string">
            <text:p>77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67" calcext:value-type="float">
            <text:p>2,46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514" calcext:value-type="float">
            <text:p>2,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4" calcext:value-type="float">
            <text:p>2,514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407" calcext:value-type="float">
            <text:p>3,407</text:p>
          </table:table-cell>
          <table:table-cell table:style-name="ce4" office:value-type="string" calcext:value-type="string">
            <text:p>73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美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09" calcext:value-type="float">
            <text:p>2,90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971" calcext:value-type="float">
            <text:p>2,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1" calcext:value-type="float">
            <text:p>2,971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4068" calcext:value-type="float">
            <text:p>4,068</text:p>
          </table:table-cell>
          <table:table-cell table:style-name="ce4" office:value-type="string" calcext:value-type="string">
            <text:p>73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原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536" calcext:value-type="float">
            <text:p>2,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6" calcext:value-type="float">
            <text:p>2,536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3616" calcext:value-type="float">
            <text:p>3,616</text:p>
          </table:table-cell>
          <table:table-cell table:style-name="ce4" office:value-type="string" calcext:value-type="string">
            <text:p>70.1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中壢區</text:p>
          </table:table-cell>
          <table:table-cell table:style-name="ce2"/>
          <table:table-cell table:style-name="ce3" office:value-type="float" office:value="3255" calcext:value-type="float">
            <text:p>3,255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74817" calcext:value-type="float">
            <text:p>74,81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095" calcext:value-type="float">
            <text:p>6,095</text:p>
          </table:table-cell>
          <table:table-cell table:style-name="ce3" office:value-type="float" office:value="95815" calcext:value-type="float">
            <text:p>95,815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64360" calcext:value-type="float">
            <text:p>64,36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52408" calcext:value-type="float">
            <text:p>252,408</text:p>
          </table:table-cell>
          <table:table-cell table:style-name="ce3" office:value-type="float" office:value="3844" calcext:value-type="float">
            <text:p>3,844</text:p>
          </table:table-cell>
          <table:table-cell table:style-name="ce3" office:value-type="float" office:value="256252" calcext:value-type="float">
            <text:p>256,2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6266" calcext:value-type="float">
            <text:p>256,266</text:p>
          </table:table-cell>
          <table:table-cell table:style-name="ce3" office:value-type="float" office:value="93794" calcext:value-type="float">
            <text:p>93,794</text:p>
          </table:table-cell>
          <table:table-cell table:style-name="ce3" office:value-type="float" office:value="350060" calcext:value-type="float">
            <text:p>350,060</text:p>
          </table:table-cell>
          <table:table-cell table:style-name="ce4" office:value-type="string" calcext:value-type="string">
            <text:p>73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寮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25" calcext:value-type="float">
            <text:p>3,42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473" calcext:value-type="float">
            <text:p>3,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3" calcext:value-type="float">
            <text:p>3,473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4976" calcext:value-type="float">
            <text:p>4,976</text:p>
          </table:table-cell>
          <table:table-cell table:style-name="ce4" office:value-type="string" calcext:value-type="string">
            <text:p>69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09" calcext:value-type="float">
            <text:p>3,40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454" calcext:value-type="float">
            <text:p>3,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4" calcext:value-type="float">
            <text:p>3,454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4541" calcext:value-type="float">
            <text:p>4,541</text:p>
          </table:table-cell>
          <table:table-cell table:style-name="ce4" office:value-type="string" calcext:value-type="string">
            <text:p>76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至善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00" calcext:value-type="float">
            <text:p>2,60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641" calcext:value-type="float">
            <text:p>2,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1" calcext:value-type="float">
            <text:p>2,641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3764" calcext:value-type="float">
            <text:p>3,764</text:p>
          </table:table-cell>
          <table:table-cell table:style-name="ce4" office:value-type="string" calcext:value-type="string">
            <text:p>70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慈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19" calcext:value-type="float">
            <text:p>3,41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476" calcext:value-type="float">
            <text:p>3,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6" calcext:value-type="float">
            <text:p>3,476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4786" calcext:value-type="float">
            <text:p>4,786</text:p>
          </table:table-cell>
          <table:table-cell table:style-name="ce4" office:value-type="string" calcext:value-type="string">
            <text:p>72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28" calcext:value-type="float">
            <text:p>3,02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4194" calcext:value-type="float">
            <text:p>4,194</text:p>
          </table:table-cell>
          <table:table-cell table:style-name="ce4" office:value-type="string" calcext:value-type="string">
            <text:p>73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德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66" calcext:value-type="float">
            <text:p>3,06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4021" calcext:value-type="float">
            <text:p>4,021</text:p>
          </table:table-cell>
          <table:table-cell table:style-name="ce4" office:value-type="string" calcext:value-type="string">
            <text:p>77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岡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48" calcext:value-type="float">
            <text:p>3,24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320" calcext:value-type="float">
            <text:p>3,3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23" calcext:value-type="float">
            <text:p>3,323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4455" calcext:value-type="float">
            <text:p>4,455</text:p>
          </table:table-cell>
          <table:table-cell table:style-name="ce4" office:value-type="string" calcext:value-type="string">
            <text:p>74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東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892" calcext:value-type="float">
            <text:p>1,89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65" calcext:value-type="float">
            <text:p>3,46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510" calcext:value-type="float">
            <text:p>3,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0" calcext:value-type="float">
            <text:p>3,510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4826" calcext:value-type="float">
            <text:p>4,826</text:p>
          </table:table-cell>
          <table:table-cell table:style-name="ce4" office:value-type="string" calcext:value-type="string">
            <text:p>72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昌里</text:p>
          </table:table-cell>
          <table:table-cell table:number-columns-repeated="2" table:style-name="ce3" office:value-type="float" office:value="36" calcext:value-type="float">
            <text:p>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93" calcext:value-type="float">
            <text:p>1,8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48" calcext:value-type="float">
            <text:p>4,24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320" calcext:value-type="float">
            <text:p>4,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0" calcext:value-type="float">
            <text:p>4,320</text:p>
          </table:table-cell>
          <table:table-cell table:style-name="ce3" office:value-type="float" office:value="1700" calcext:value-type="float">
            <text:p>1,700</text:p>
          </table:table-cell>
          <table:table-cell table:style-name="ce3" office:value-type="float" office:value="6020" calcext:value-type="float">
            <text:p>6,020</text:p>
          </table:table-cell>
          <table:table-cell table:style-name="ce4" office:value-type="string" calcext:value-type="string">
            <text:p>71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平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788" calcext:value-type="float">
            <text:p>2,788</text:p>
          </table:table-cell>
          <table:table-cell table:style-name="ce4" office:value-type="string" calcext:value-type="string">
            <text:p>71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45" calcext:value-type="float">
            <text:p>3,94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010" calcext:value-type="float">
            <text:p>4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0" calcext:value-type="float">
            <text:p>4,010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5481" calcext:value-type="float">
            <text:p>5,481</text:p>
          </table:table-cell>
          <table:table-cell table:style-name="ce4" office:value-type="string" calcext:value-type="string">
            <text:p>73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福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69" calcext:value-type="float">
            <text:p>3,26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333" calcext:value-type="float">
            <text:p>3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3" calcext:value-type="float">
            <text:p>3,333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4695" calcext:value-type="float">
            <text:p>4,695</text:p>
          </table:table-cell>
          <table:table-cell table:style-name="ce4" office:value-type="string" calcext:value-type="string">
            <text:p>70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愛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75" calcext:value-type="float">
            <text:p>2,47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475" calcext:value-type="float">
            <text:p>3,475</text:p>
          </table:table-cell>
          <table:table-cell table:style-name="ce4" office:value-type="string" calcext:value-type="string">
            <text:p>72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普仁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02" calcext:value-type="float">
            <text:p>2,80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33" calcext:value-type="float">
            <text:p>2,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3" calcext:value-type="float">
            <text:p>2,833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4214" calcext:value-type="float">
            <text:p>4,214</text:p>
          </table:table-cell>
          <table:table-cell table:style-name="ce4" office:value-type="string" calcext:value-type="string">
            <text:p>67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普忠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176" calcext:value-type="float">
            <text:p>3,176</text:p>
          </table:table-cell>
          <table:table-cell table:style-name="ce4" office:value-type="string" calcext:value-type="string">
            <text:p>73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普強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033" calcext:value-type="float">
            <text:p>1,03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44" calcext:value-type="float">
            <text:p>2,64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694" calcext:value-type="float">
            <text:p>2,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4" calcext:value-type="float">
            <text:p>2,694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566" calcext:value-type="float">
            <text:p>3,566</text:p>
          </table:table-cell>
          <table:table-cell table:style-name="ce4" office:value-type="string" calcext:value-type="string">
            <text:p>75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普慶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58" calcext:value-type="float">
            <text:p>1,95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625" calcext:value-type="float">
            <text:p>2,625</text:p>
          </table:table-cell>
          <table:table-cell table:style-name="ce4" office:value-type="string" calcext:value-type="string">
            <text:p>75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36" calcext:value-type="float">
            <text:p>3,23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279" calcext:value-type="float">
            <text:p>3,2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80" calcext:value-type="float">
            <text:p>3,28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4285" calcext:value-type="float">
            <text:p>4,285</text:p>
          </table:table-cell>
          <table:table-cell table:style-name="ce4" office:value-type="string" calcext:value-type="string">
            <text:p>76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33" calcext:value-type="float">
            <text:p>3,03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075" calcext:value-type="float">
            <text:p>3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5" calcext:value-type="float">
            <text:p>3,075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174" calcext:value-type="float">
            <text:p>4,174</text:p>
          </table:table-cell>
          <table:table-cell table:style-name="ce4" office:value-type="string" calcext:value-type="string">
            <text:p>73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普義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39" calcext:value-type="float">
            <text:p>2,83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875" calcext:value-type="float">
            <text:p>2,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5" calcext:value-type="float">
            <text:p>2,875</text:p>
          </table:table-cell>
          <table:table-cell table:style-name="ce3" office:value-type="float" office:value="2763" calcext:value-type="float">
            <text:p>2,763</text:p>
          </table:table-cell>
          <table:table-cell table:style-name="ce3" office:value-type="float" office:value="5638" calcext:value-type="float">
            <text:p>5,638</text:p>
          </table:table-cell>
          <table:table-cell table:style-name="ce4" office:value-type="string" calcext:value-type="string">
            <text:p>50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義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19" calcext:value-type="float">
            <text:p>1,8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462" calcext:value-type="float">
            <text:p>2,462</text:p>
          </table:table-cell>
          <table:table-cell table:style-name="ce4" office:value-type="string" calcext:value-type="string">
            <text:p>74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42" calcext:value-type="float">
            <text:p>2,74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787" calcext:value-type="float">
            <text:p>2,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7" calcext:value-type="float">
            <text:p>2,787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790" calcext:value-type="float">
            <text:p>3,790</text:p>
          </table:table-cell>
          <table:table-cell table:style-name="ce4" office:value-type="string" calcext:value-type="string">
            <text:p>73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889" calcext:value-type="float">
            <text:p>2,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9" calcext:value-type="float">
            <text:p>2,889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3997" calcext:value-type="float">
            <text:p>3,997</text:p>
          </table:table-cell>
          <table:table-cell table:style-name="ce4" office:value-type="string" calcext:value-type="string">
            <text:p>72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429" calcext:value-type="float">
            <text:p>2,42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427" calcext:value-type="float">
            <text:p>3,427</text:p>
          </table:table-cell>
          <table:table-cell table:style-name="ce4" office:value-type="string" calcext:value-type="string">
            <text:p>71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自立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109" calcext:value-type="float">
            <text:p>2,10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77" calcext:value-type="float">
            <text:p>3,57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641" calcext:value-type="float">
            <text:p>3,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1" calcext:value-type="float">
            <text:p>3,641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5018" calcext:value-type="float">
            <text:p>5,018</text:p>
          </table:table-cell>
          <table:table-cell table:style-name="ce4" office:value-type="string" calcext:value-type="string">
            <text:p>72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自信里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83" calcext:value-type="float">
            <text:p>3,98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045" calcext:value-type="float">
            <text:p>4,0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46" calcext:value-type="float">
            <text:p>4,046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5531" calcext:value-type="float">
            <text:p>5,531</text:p>
          </table:table-cell>
          <table:table-cell table:style-name="ce4" office:value-type="string" calcext:value-type="string">
            <text:p>73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49" calcext:value-type="float">
            <text:p>2,44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487" calcext:value-type="float">
            <text:p>2,4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88" calcext:value-type="float">
            <text:p>2,488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360" calcext:value-type="float">
            <text:p>3,360</text:p>
          </table:table-cell>
          <table:table-cell table:style-name="ce4" office:value-type="string" calcext:value-type="string">
            <text:p>74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自治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90" calcext:value-type="float">
            <text:p>2,59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629" calcext:value-type="float">
            <text:p>2,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9" calcext:value-type="float">
            <text:p>2,629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609" calcext:value-type="float">
            <text:p>3,609</text:p>
          </table:table-cell>
          <table:table-cell table:style-name="ce4" office:value-type="string" calcext:value-type="string">
            <text:p>72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壢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155" calcext:value-type="float">
            <text:p>2,155</text:p>
          </table:table-cell>
          <table:table-cell table:style-name="ce4" office:value-type="string" calcext:value-type="string">
            <text:p>69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44" calcext:value-type="float">
            <text:p>3,04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088" calcext:value-type="float">
            <text:p>3,0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8" calcext:value-type="float">
            <text:p>3,088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4367" calcext:value-type="float">
            <text:p>4,367</text:p>
          </table:table-cell>
          <table:table-cell table:style-name="ce4" office:value-type="string" calcext:value-type="string">
            <text:p>70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28" calcext:value-type="float">
            <text:p>2,02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65" calcext:value-type="float">
            <text:p>2,065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747" calcext:value-type="float">
            <text:p>2,747</text:p>
          </table:table-cell>
          <table:table-cell table:style-name="ce4" office:value-type="string" calcext:value-type="string">
            <text:p>75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600" calcext:value-type="float">
            <text:p>2,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0" calcext:value-type="float">
            <text:p>2,60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531" calcext:value-type="float">
            <text:p>3,531</text:p>
          </table:table-cell>
          <table:table-cell table:style-name="ce4" office:value-type="string" calcext:value-type="string">
            <text:p>73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392" calcext:value-type="float">
            <text:p>3,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2" calcext:value-type="float">
            <text:p>3,392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4545" calcext:value-type="float">
            <text:p>4,545</text:p>
          </table:table-cell>
          <table:table-cell table:style-name="ce4" office:value-type="string" calcext:value-type="string">
            <text:p>74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531" calcext:value-type="float">
            <text:p>1,531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78" calcext:value-type="float">
            <text:p>4,17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238" calcext:value-type="float">
            <text:p>4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8" calcext:value-type="float">
            <text:p>4,238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5828" calcext:value-type="float">
            <text:p>5,828</text:p>
          </table:table-cell>
          <table:table-cell table:style-name="ce4" office:value-type="string" calcext:value-type="string">
            <text:p>72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06" calcext:value-type="float">
            <text:p>2,70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755" calcext:value-type="float">
            <text:p>2,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5" calcext:value-type="float">
            <text:p>2,755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3872" calcext:value-type="float">
            <text:p>3,872</text:p>
          </table:table-cell>
          <table:table-cell table:style-name="ce4" office:value-type="string" calcext:value-type="string">
            <text:p>71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02" calcext:value-type="float">
            <text:p>4,00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058" calcext:value-type="float">
            <text:p>4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8" calcext:value-type="float">
            <text:p>4,058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5432" calcext:value-type="float">
            <text:p>5,432</text:p>
          </table:table-cell>
          <table:table-cell table:style-name="ce4" office:value-type="string" calcext:value-type="string">
            <text:p>74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234" calcext:value-type="float">
            <text:p>2,23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17" calcext:value-type="float">
            <text:p>6,31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415" calcext:value-type="float">
            <text:p>6,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5" calcext:value-type="float">
            <text:p>6,415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8640" calcext:value-type="float">
            <text:p>8,640</text:p>
          </table:table-cell>
          <table:table-cell table:style-name="ce4" office:value-type="string" calcext:value-type="string">
            <text:p>74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476" calcext:value-type="float">
            <text:p>2,476</text:p>
          </table:table-cell>
          <table:table-cell table:style-name="ce4" office:value-type="string" calcext:value-type="string">
            <text:p>75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定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97" calcext:value-type="float">
            <text:p>5,09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5188" calcext:value-type="float">
            <text:p>5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8" calcext:value-type="float">
            <text:p>5,188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6919" calcext:value-type="float">
            <text:p>6,919</text:p>
          </table:table-cell>
          <table:table-cell table:style-name="ce4" office:value-type="string" calcext:value-type="string">
            <text:p>74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頭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576" calcext:value-type="float">
            <text:p>1,576</text:p>
          </table:table-cell>
          <table:table-cell table:style-name="ce4" office:value-type="string" calcext:value-type="string">
            <text:p>70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71" calcext:value-type="float">
            <text:p>2,47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516" calcext:value-type="float">
            <text:p>2,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6" calcext:value-type="float">
            <text:p>2,516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352" calcext:value-type="float">
            <text:p>3,352</text:p>
          </table:table-cell>
          <table:table-cell table:style-name="ce4" office:value-type="string" calcext:value-type="string">
            <text:p>75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32" calcext:value-type="float">
            <text:p>2,6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663" calcext:value-type="float">
            <text:p>2,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3" calcext:value-type="float">
            <text:p>2,663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3579" calcext:value-type="float">
            <text:p>3,579</text:p>
          </table:table-cell>
          <table:table-cell table:style-name="ce4" office:value-type="string" calcext:value-type="string">
            <text:p>74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森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47" calcext:value-type="float">
            <text:p>2,84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78" calcext:value-type="float">
            <text:p>2,8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79" calcext:value-type="float">
            <text:p>2,879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785" calcext:value-type="float">
            <text:p>3,785</text:p>
          </table:table-cell>
          <table:table-cell table:style-name="ce4" office:value-type="string" calcext:value-type="string">
            <text:p>76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29" calcext:value-type="float">
            <text:p>3,42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488" calcext:value-type="float">
            <text:p>3,4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89" calcext:value-type="float">
            <text:p>3,489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4689" calcext:value-type="float">
            <text:p>4,689</text:p>
          </table:table-cell>
          <table:table-cell table:style-name="ce4" office:value-type="string" calcext:value-type="string">
            <text:p>74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64" calcext:value-type="float">
            <text:p>864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95" calcext:value-type="float">
            <text:p>2,39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433" calcext:value-type="float">
            <text:p>2,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3" calcext:value-type="float">
            <text:p>2,433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256" calcext:value-type="float">
            <text:p>3,256</text:p>
          </table:table-cell>
          <table:table-cell table:style-name="ce4" office:value-type="string" calcext:value-type="string">
            <text:p>74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健行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73" calcext:value-type="float">
            <text:p>3,17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215" calcext:value-type="float">
            <text:p>3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5" calcext:value-type="float">
            <text:p>3,215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4328" calcext:value-type="float">
            <text:p>4,328</text:p>
          </table:table-cell>
          <table:table-cell table:style-name="ce4" office:value-type="string" calcext:value-type="string">
            <text:p>74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尾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79" calcext:value-type="float">
            <text:p>87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34" calcext:value-type="float">
            <text:p>2,63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675" calcext:value-type="float">
            <text:p>2,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5" calcext:value-type="float">
            <text:p>2,67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633" calcext:value-type="float">
            <text:p>3,633</text:p>
          </table:table-cell>
          <table:table-cell table:style-name="ce4" office:value-type="string" calcext:value-type="string">
            <text:p>73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165" calcext:value-type="float">
            <text:p>3,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5" calcext:value-type="float">
            <text:p>3,165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4047" calcext:value-type="float">
            <text:p>4,047</text:p>
          </table:table-cell>
          <table:table-cell table:style-name="ce4" office:value-type="string" calcext:value-type="string">
            <text:p>78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福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66" calcext:value-type="float">
            <text:p>2,76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07" calcext:value-type="float">
            <text:p>2,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7" calcext:value-type="float">
            <text:p>2,807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764" calcext:value-type="float">
            <text:p>3,764</text:p>
          </table:table-cell>
          <table:table-cell table:style-name="ce4" office:value-type="string" calcext:value-type="string">
            <text:p>74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福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76" calcext:value-type="float">
            <text:p>2,97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014" calcext:value-type="float">
            <text:p>3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4" calcext:value-type="float">
            <text:p>3,014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4040" calcext:value-type="float">
            <text:p>4,040</text:p>
          </table:table-cell>
          <table:table-cell table:style-name="ce4" office:value-type="string" calcext:value-type="string">
            <text:p>74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41" calcext:value-type="float">
            <text:p>4,34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388" calcext:value-type="float">
            <text:p>4,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8" calcext:value-type="float">
            <text:p>4,388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6047" calcext:value-type="float">
            <text:p>6,047</text:p>
          </table:table-cell>
          <table:table-cell table:style-name="ce4" office:value-type="string" calcext:value-type="string">
            <text:p>72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97" calcext:value-type="float">
            <text:p>4,09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149" calcext:value-type="float">
            <text:p>4,1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50" calcext:value-type="float">
            <text:p>4,150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5412" calcext:value-type="float">
            <text:p>5,412</text:p>
          </table:table-cell>
          <table:table-cell table:style-name="ce4" office:value-type="string" calcext:value-type="string">
            <text:p>76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青埔里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07" calcext:value-type="float">
            <text:p>2,1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79" calcext:value-type="float">
            <text:p>2,3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57" calcext:value-type="float">
            <text:p>6,95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031" calcext:value-type="float">
            <text:p>7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1" calcext:value-type="float">
            <text:p>7,031</text:p>
          </table:table-cell>
          <table:table-cell table:style-name="ce3" office:value-type="float" office:value="2352" calcext:value-type="float">
            <text:p>2,352</text:p>
          </table:table-cell>
          <table:table-cell table:style-name="ce3" office:value-type="float" office:value="9383" calcext:value-type="float">
            <text:p>9,383</text:p>
          </table:table-cell>
          <table:table-cell table:style-name="ce4" office:value-type="string" calcext:value-type="string">
            <text:p>74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344" calcext:value-type="float">
            <text:p>2,344</text:p>
          </table:table-cell>
          <table:table-cell table:style-name="ce4" office:value-type="string" calcext:value-type="string">
            <text:p>71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98" calcext:value-type="float">
            <text:p>2,09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135" calcext:value-type="float">
            <text:p>2,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5" calcext:value-type="float">
            <text:p>2,135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973" calcext:value-type="float">
            <text:p>2,973</text:p>
          </table:table-cell>
          <table:table-cell table:style-name="ce4" office:value-type="string" calcext:value-type="string">
            <text:p>71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國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840" calcext:value-type="float">
            <text:p>1,840</text:p>
          </table:table-cell>
          <table:table-cell table:style-name="ce4" office:value-type="string" calcext:value-type="string">
            <text:p>75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平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802" calcext:value-type="float">
            <text:p>1,80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355" calcext:value-type="float">
            <text:p>2,355</text:p>
          </table:table-cell>
          <table:table-cell table:style-name="ce4" office:value-type="string" calcext:value-type="string">
            <text:p>77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42" calcext:value-type="float">
            <text:p>2,04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74" calcext:value-type="float">
            <text:p>2,0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4" calcext:value-type="float">
            <text:p>2,074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652" calcext:value-type="float">
            <text:p>2,652</text:p>
          </table:table-cell>
          <table:table-cell table:style-name="ce4" office:value-type="string" calcext:value-type="string">
            <text:p>78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1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壢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74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榮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73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建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2" calcext:value-type="float">
            <text:p>20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70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明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359" calcext:value-type="float">
            <text:p>1,359</text:p>
          </table:table-cell>
          <table:table-cell table:style-name="ce4" office:value-type="string" calcext:value-type="string">
            <text:p>74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明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614" calcext:value-type="float">
            <text:p>2,61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656" calcext:value-type="float">
            <text:p>2,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6" calcext:value-type="float">
            <text:p>2,656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635" calcext:value-type="float">
            <text:p>3,635</text:p>
          </table:table-cell>
          <table:table-cell table:style-name="ce4" office:value-type="string" calcext:value-type="string">
            <text:p>73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97" calcext:value-type="float">
            <text:p>3,79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833" calcext:value-type="float">
            <text:p>3,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3" calcext:value-type="float">
            <text:p>3,833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5222" calcext:value-type="float">
            <text:p>5,222</text:p>
          </table:table-cell>
          <table:table-cell table:style-name="ce4" office:value-type="string" calcext:value-type="string">
            <text:p>73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344" calcext:value-type="float">
            <text:p>1,344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98" calcext:value-type="float">
            <text:p>3,89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949" calcext:value-type="float">
            <text:p>3,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9" calcext:value-type="float">
            <text:p>3,949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5429" calcext:value-type="float">
            <text:p>5,429</text:p>
          </table:table-cell>
          <table:table-cell table:style-name="ce4" office:value-type="string" calcext:value-type="string">
            <text:p>72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08" calcext:value-type="float">
            <text:p>70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07" calcext:value-type="float">
            <text:p>2,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7" calcext:value-type="float">
            <text:p>2,407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240" calcext:value-type="float">
            <text:p>3,240</text:p>
          </table:table-cell>
          <table:table-cell table:style-name="ce4" office:value-type="string" calcext:value-type="string">
            <text:p>74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32" calcext:value-type="float">
            <text:p>4,63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689" calcext:value-type="float">
            <text:p>4,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9" calcext:value-type="float">
            <text:p>4,689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6243" calcext:value-type="float">
            <text:p>6,243</text:p>
          </table:table-cell>
          <table:table-cell table:style-name="ce4" office:value-type="string" calcext:value-type="string">
            <text:p>75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49" calcext:value-type="float">
            <text:p>2,54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598" calcext:value-type="float">
            <text:p>2,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8" calcext:value-type="float">
            <text:p>2,598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498" calcext:value-type="float">
            <text:p>3,498</text:p>
          </table:table-cell>
          <table:table-cell table:style-name="ce4" office:value-type="string" calcext:value-type="string">
            <text:p>74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芝芭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63" calcext:value-type="float">
            <text:p>3,56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611" calcext:value-type="float">
            <text:p>3,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1" calcext:value-type="float">
            <text:p>3,611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4932" calcext:value-type="float">
            <text:p>4,932</text:p>
          </table:table-cell>
          <table:table-cell table:style-name="ce4" office:value-type="string" calcext:value-type="string">
            <text:p>73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洽溪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81" calcext:value-type="float">
            <text:p>3,88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931" calcext:value-type="float">
            <text:p>3,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1" calcext:value-type="float">
            <text:p>3,931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5281" calcext:value-type="float">
            <text:p>5,281</text:p>
          </table:table-cell>
          <table:table-cell table:style-name="ce4" office:value-type="string" calcext:value-type="string">
            <text:p>74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青溪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537" calcext:value-type="float">
            <text:p>2,53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66" calcext:value-type="float">
            <text:p>2,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6" calcext:value-type="float">
            <text:p>2,566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357" calcext:value-type="float">
            <text:p>3,357</text:p>
          </table:table-cell>
          <table:table-cell table:style-name="ce4" office:value-type="string" calcext:value-type="string">
            <text:p>76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01" calcext:value-type="float">
            <text:p>3,50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564" calcext:value-type="float">
            <text:p>3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4" calcext:value-type="float">
            <text:p>3,564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4738" calcext:value-type="float">
            <text:p>4,738</text:p>
          </table:table-cell>
          <table:table-cell table:style-name="ce4" office:value-type="string" calcext:value-type="string">
            <text:p>75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93" calcext:value-type="float">
            <text:p>1,8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38" calcext:value-type="float">
            <text:p>4,23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311" calcext:value-type="float">
            <text:p>4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1" calcext:value-type="float">
            <text:p>4,311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5853" calcext:value-type="float">
            <text:p>5,853</text:p>
          </table:table-cell>
          <table:table-cell table:style-name="ce4" office:value-type="string" calcext:value-type="string">
            <text:p>73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東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23" calcext:value-type="float">
            <text:p>2,72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773" calcext:value-type="float">
            <text:p>2,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3" calcext:value-type="float">
            <text:p>2,773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756" calcext:value-type="float">
            <text:p>3,756</text:p>
          </table:table-cell>
          <table:table-cell table:style-name="ce4" office:value-type="string" calcext:value-type="string">
            <text:p>73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過嶺里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62" calcext:value-type="float">
            <text:p>2,0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758" calcext:value-type="float">
            <text:p>1,75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08" calcext:value-type="float">
            <text:p>2,0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284" calcext:value-type="float">
            <text:p>6,28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6362" calcext:value-type="float">
            <text:p>6,3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64" calcext:value-type="float">
            <text:p>6,364</text:p>
          </table:table-cell>
          <table:table-cell table:style-name="ce3" office:value-type="float" office:value="2247" calcext:value-type="float">
            <text:p>2,247</text:p>
          </table:table-cell>
          <table:table-cell table:style-name="ce3" office:value-type="float" office:value="8611" calcext:value-type="float">
            <text:p>8,611</text:p>
          </table:table-cell>
          <table:table-cell table:style-name="ce4" office:value-type="string" calcext:value-type="string">
            <text:p>73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970" calcext:value-type="float">
            <text:p>1,970</text:p>
          </table:table-cell>
          <table:table-cell table:style-name="ce4" office:value-type="string" calcext:value-type="string">
            <text:p>77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54" calcext:value-type="float">
            <text:p>2,15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83" calcext:value-type="float">
            <text:p>2,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3" calcext:value-type="float">
            <text:p>2,183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939" calcext:value-type="float">
            <text:p>2,939</text:p>
          </table:table-cell>
          <table:table-cell table:style-name="ce4" office:value-type="string" calcext:value-type="string">
            <text:p>74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29" calcext:value-type="float">
            <text:p>2,12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053" calcext:value-type="float">
            <text:p>3,053</text:p>
          </table:table-cell>
          <table:table-cell table:style-name="ce4" office:value-type="string" calcext:value-type="string">
            <text:p>71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60" calcext:value-type="float">
            <text:p>1,06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40" calcext:value-type="float">
            <text:p>2,5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79" calcext:value-type="float">
            <text:p>2,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9" calcext:value-type="float">
            <text:p>2,579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514" calcext:value-type="float">
            <text:p>3,514</text:p>
          </table:table-cell>
          <table:table-cell table:style-name="ce4" office:value-type="string" calcext:value-type="string">
            <text:p>73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祥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981" calcext:value-type="float">
            <text:p>1,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1" calcext:value-type="float">
            <text:p>1,981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734" calcext:value-type="float">
            <text:p>2,734</text:p>
          </table:table-cell>
          <table:table-cell table:style-name="ce4" office:value-type="string" calcext:value-type="string">
            <text:p>72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勛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22" calcext:value-type="float">
            <text:p>2,72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771" calcext:value-type="float">
            <text:p>2,7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72" calcext:value-type="float">
            <text:p>2,772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3895" calcext:value-type="float">
            <text:p>3,895</text:p>
          </table:table-cell>
          <table:table-cell table:style-name="ce4" office:value-type="string" calcext:value-type="string">
            <text:p>71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堅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29" calcext:value-type="float">
            <text:p>2,62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686" calcext:value-type="float">
            <text:p>2,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6" calcext:value-type="float">
            <text:p>2,686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3724" calcext:value-type="float">
            <text:p>3,724</text:p>
          </table:table-cell>
          <table:table-cell table:style-name="ce4" office:value-type="string" calcext:value-type="string">
            <text:p>72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02" calcext:value-type="float">
            <text:p>2,30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49" calcext:value-type="float">
            <text:p>2,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9" calcext:value-type="float">
            <text:p>2,349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3404" calcext:value-type="float">
            <text:p>3,404</text:p>
          </table:table-cell>
          <table:table-cell table:style-name="ce4" office:value-type="string" calcext:value-type="string">
            <text:p>69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90" calcext:value-type="float">
            <text:p>3,59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660" calcext:value-type="float">
            <text:p>3,6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61" calcext:value-type="float">
            <text:p>3,661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5157" calcext:value-type="float">
            <text:p>5,157</text:p>
          </table:table-cell>
          <table:table-cell table:style-name="ce4" office:value-type="string" calcext:value-type="string">
            <text:p>70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52" calcext:value-type="float">
            <text:p>3,25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292" calcext:value-type="float">
            <text:p>3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2" calcext:value-type="float">
            <text:p>3,292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4656" calcext:value-type="float">
            <text:p>4,656</text:p>
          </table:table-cell>
          <table:table-cell table:style-name="ce4" office:value-type="string" calcext:value-type="string">
            <text:p>70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篤行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17" calcext:value-type="float">
            <text:p>1,91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50" calcext:value-type="float">
            <text:p>1,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0" calcext:value-type="float">
            <text:p>1,95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674" calcext:value-type="float">
            <text:p>2,674</text:p>
          </table:table-cell>
          <table:table-cell table:style-name="ce4" office:value-type="string" calcext:value-type="string">
            <text:p>72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56" calcext:value-type="float">
            <text:p>2,45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497" calcext:value-type="float">
            <text:p>2,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7" calcext:value-type="float">
            <text:p>2,497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379" calcext:value-type="float">
            <text:p>3,379</text:p>
          </table:table-cell>
          <table:table-cell table:style-name="ce4" office:value-type="string" calcext:value-type="string">
            <text:p>73.9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平鎮區</text:p>
          </table:table-cell>
          <table:table-cell table:style-name="ce2"/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0604" calcext:value-type="float">
            <text:p>40,60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084" calcext:value-type="float">
            <text:p>3,084</text:p>
          </table:table-cell>
          <table:table-cell table:style-name="ce3" office:value-type="float" office:value="49700" calcext:value-type="float">
            <text:p>49,70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5279" calcext:value-type="float">
            <text:p>35,27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34450" calcext:value-type="float">
            <text:p>134,450</text:p>
          </table:table-cell>
          <table:table-cell table:style-name="ce3" office:value-type="float" office:value="2431" calcext:value-type="float">
            <text:p>2,431</text:p>
          </table:table-cell>
          <table:table-cell table:style-name="ce3" office:value-type="float" office:value="136881" calcext:value-type="float">
            <text:p>136,8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885" calcext:value-type="float">
            <text:p>136,885</text:p>
          </table:table-cell>
          <table:table-cell table:style-name="ce3" office:value-type="float" office:value="49200" calcext:value-type="float">
            <text:p>49,200</text:p>
          </table:table-cell>
          <table:table-cell table:style-name="ce3" office:value-type="float" office:value="186085" calcext:value-type="float">
            <text:p>186,085</text:p>
          </table:table-cell>
          <table:table-cell table:style-name="ce4" office:value-type="string" calcext:value-type="string">
            <text:p>73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鎮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43" calcext:value-type="float">
            <text:p>3,14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205" calcext:value-type="float">
            <text:p>3,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5" calcext:value-type="float">
            <text:p>3,205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4372" calcext:value-type="float">
            <text:p>4,372</text:p>
          </table:table-cell>
          <table:table-cell table:style-name="ce4" office:value-type="string" calcext:value-type="string">
            <text:p>73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鎮興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74" calcext:value-type="float">
            <text:p>67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43" calcext:value-type="float">
            <text:p>2,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3" calcext:value-type="float">
            <text:p>2,143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961" calcext:value-type="float">
            <text:p>2,961</text:p>
          </table:table-cell>
          <table:table-cell table:style-name="ce4" office:value-type="string" calcext:value-type="string">
            <text:p>72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471" calcext:value-type="float">
            <text:p>1,47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59" calcext:value-type="float">
            <text:p>4,15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232" calcext:value-type="float">
            <text:p>4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2" calcext:value-type="float">
            <text:p>4,232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5704" calcext:value-type="float">
            <text:p>5,704</text:p>
          </table:table-cell>
          <table:table-cell table:style-name="ce4" office:value-type="string" calcext:value-type="string">
            <text:p>74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星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44" calcext:value-type="float">
            <text:p>4,84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934" calcext:value-type="float">
            <text:p>4,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4" calcext:value-type="float">
            <text:p>4,934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6805" calcext:value-type="float">
            <text:p>6,805</text:p>
          </table:table-cell>
          <table:table-cell table:style-name="ce4" office:value-type="string" calcext:value-type="string">
            <text:p>72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21" calcext:value-type="float">
            <text:p>3,82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889" calcext:value-type="float">
            <text:p>3,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9" calcext:value-type="float">
            <text:p>3,889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5168" calcext:value-type="float">
            <text:p>5,168</text:p>
          </table:table-cell>
          <table:table-cell table:style-name="ce4" office:value-type="string" calcext:value-type="string">
            <text:p>75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南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98" calcext:value-type="float">
            <text:p>4,99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5102" calcext:value-type="float">
            <text:p>5,1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03" calcext:value-type="float">
            <text:p>5,103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6875" calcext:value-type="float">
            <text:p>6,875</text:p>
          </table:table-cell>
          <table:table-cell table:style-name="ce4" office:value-type="string" calcext:value-type="string">
            <text:p>74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峰里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155" calcext:value-type="float">
            <text:p>2,155</text:p>
          </table:table-cell>
          <table:table-cell table:style-name="ce4" office:value-type="string" calcext:value-type="string">
            <text:p>73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84" calcext:value-type="float">
            <text:p>2,48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385" calcext:value-type="float">
            <text:p>3,385</text:p>
          </table:table-cell>
          <table:table-cell table:style-name="ce4" office:value-type="string" calcext:value-type="string">
            <text:p>75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湧光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09" calcext:value-type="float">
            <text:p>3,60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686" calcext:value-type="float">
            <text:p>3,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6" calcext:value-type="float">
            <text:p>3,686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5013" calcext:value-type="float">
            <text:p>5,013</text:p>
          </table:table-cell>
          <table:table-cell table:style-name="ce4" office:value-type="string" calcext:value-type="string">
            <text:p>73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75" calcext:value-type="float">
            <text:p>3,37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443" calcext:value-type="float">
            <text:p>3,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3" calcext:value-type="float">
            <text:p>3,443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4839" calcext:value-type="float">
            <text:p>4,839</text:p>
          </table:table-cell>
          <table:table-cell table:style-name="ce4" office:value-type="string" calcext:value-type="string">
            <text:p>71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湧豐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742" calcext:value-type="float">
            <text:p>1,742</text:p>
          </table:table-cell>
          <table:table-cell table:style-name="ce4" office:value-type="string" calcext:value-type="string">
            <text:p>73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湧安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67" calcext:value-type="float">
            <text:p>3,16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253" calcext:value-type="float">
            <text:p>3,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3" calcext:value-type="float">
            <text:p>3,253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4520" calcext:value-type="float">
            <text:p>4,520</text:p>
          </table:table-cell>
          <table:table-cell table:style-name="ce4" office:value-type="string" calcext:value-type="string">
            <text:p>71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宋屋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48" calcext:value-type="float">
            <text:p>1,04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84" calcext:value-type="float">
            <text:p>3,08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4243" calcext:value-type="float">
            <text:p>4,243</text:p>
          </table:table-cell>
          <table:table-cell table:style-name="ce4" office:value-type="string" calcext:value-type="string">
            <text:p>73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興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30" calcext:value-type="float">
            <text:p>4,03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094" calcext:value-type="float">
            <text:p>4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4" calcext:value-type="float">
            <text:p>4,094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5460" calcext:value-type="float">
            <text:p>5,460</text:p>
          </table:table-cell>
          <table:table-cell table:style-name="ce4" office:value-type="string" calcext:value-type="string">
            <text:p>74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12" calcext:value-type="float">
            <text:p>4,01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075" calcext:value-type="float">
            <text:p>4,0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76" calcext:value-type="float">
            <text:p>4,076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5374" calcext:value-type="float">
            <text:p>5,374</text:p>
          </table:table-cell>
          <table:table-cell table:style-name="ce4" office:value-type="string" calcext:value-type="string">
            <text:p>75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達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53" calcext:value-type="float">
            <text:p>2,95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994" calcext:value-type="float">
            <text:p>2,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4" calcext:value-type="float">
            <text:p>2,994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916" calcext:value-type="float">
            <text:p>3,916</text:p>
          </table:table-cell>
          <table:table-cell table:style-name="ce4" office:value-type="string" calcext:value-type="string">
            <text:p>76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仁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892" calcext:value-type="float">
            <text:p>2,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2" calcext:value-type="float">
            <text:p>2,892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4118" calcext:value-type="float">
            <text:p>4,118</text:p>
          </table:table-cell>
          <table:table-cell table:style-name="ce4" office:value-type="string" calcext:value-type="string">
            <text:p>70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旦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71" calcext:value-type="float">
            <text:p>3,97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036" calcext:value-type="float">
            <text:p>4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6" calcext:value-type="float">
            <text:p>4,036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5358" calcext:value-type="float">
            <text:p>5,358</text:p>
          </table:table-cell>
          <table:table-cell table:style-name="ce4" office:value-type="string" calcext:value-type="string">
            <text:p>75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55" calcext:value-type="float">
            <text:p>3,65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92" calcext:value-type="float">
            <text:p>3,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2" calcext:value-type="float">
            <text:p>3,692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4821" calcext:value-type="float">
            <text:p>4,821</text:p>
          </table:table-cell>
          <table:table-cell table:style-name="ce4" office:value-type="string" calcext:value-type="string">
            <text:p>76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90" calcext:value-type="float">
            <text:p>3,69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774" calcext:value-type="float">
            <text:p>3,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4" calcext:value-type="float">
            <text:p>3,774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5195" calcext:value-type="float">
            <text:p>5,195</text:p>
          </table:table-cell>
          <table:table-cell table:style-name="ce4" office:value-type="string" calcext:value-type="string">
            <text:p>72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興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14" calcext:value-type="float">
            <text:p>1,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705" calcext:value-type="float">
            <text:p>1,705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51" calcext:value-type="float">
            <text:p>4,95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029" calcext:value-type="float">
            <text:p>5,0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30" calcext:value-type="float">
            <text:p>5,030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6735" calcext:value-type="float">
            <text:p>6,735</text:p>
          </table:table-cell>
          <table:table-cell table:style-name="ce4" office:value-type="string" calcext:value-type="string">
            <text:p>74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雙連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332" calcext:value-type="float">
            <text:p>3,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2" calcext:value-type="float">
            <text:p>3,332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4635" calcext:value-type="float">
            <text:p>4,635</text:p>
          </table:table-cell>
          <table:table-cell table:style-name="ce4" office:value-type="string" calcext:value-type="string">
            <text:p>71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雙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61" calcext:value-type="float">
            <text:p>3,26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313" calcext:value-type="float">
            <text:p>3,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3" calcext:value-type="float">
            <text:p>3,313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4367" calcext:value-type="float">
            <text:p>4,367</text:p>
          </table:table-cell>
          <table:table-cell table:style-name="ce4" office:value-type="string" calcext:value-type="string">
            <text:p>75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354" calcext:value-type="float">
            <text:p>2,354</text:p>
          </table:table-cell>
          <table:table-cell table:style-name="ce4" office:value-type="string" calcext:value-type="string">
            <text:p>76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華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83" calcext:value-type="float">
            <text:p>2,88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13" calcext:value-type="float">
            <text:p>2,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3" calcext:value-type="float">
            <text:p>2,91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747" calcext:value-type="float">
            <text:p>3,747</text:p>
          </table:table-cell>
          <table:table-cell table:style-name="ce4" office:value-type="string" calcext:value-type="string">
            <text:p>77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勢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19" calcext:value-type="float">
            <text:p>2,61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664" calcext:value-type="float">
            <text:p>2,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4" calcext:value-type="float">
            <text:p>2,664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572" calcext:value-type="float">
            <text:p>3,572</text:p>
          </table:table-cell>
          <table:table-cell table:style-name="ce4" office:value-type="string" calcext:value-type="string">
            <text:p>74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574" calcext:value-type="float">
            <text:p>1,574</text:p>
          </table:table-cell>
          <table:table-cell table:style-name="ce4" office:value-type="string" calcext:value-type="string">
            <text:p>75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88" calcext:value-type="float">
            <text:p>3,88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941" calcext:value-type="float">
            <text:p>3,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1" calcext:value-type="float">
            <text:p>3,941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5097" calcext:value-type="float">
            <text:p>5,097</text:p>
          </table:table-cell>
          <table:table-cell table:style-name="ce4" office:value-type="string" calcext:value-type="string">
            <text:p>77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98" calcext:value-type="float">
            <text:p>4,09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157" calcext:value-type="float">
            <text:p>4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7" calcext:value-type="float">
            <text:p>4,157</text:p>
          </table:table-cell>
          <table:table-cell table:style-name="ce3" office:value-type="float" office:value="2545" calcext:value-type="float">
            <text:p>2,545</text:p>
          </table:table-cell>
          <table:table-cell table:style-name="ce3" office:value-type="float" office:value="6702" calcext:value-type="float">
            <text:p>6,702</text:p>
          </table:table-cell>
          <table:table-cell table:style-name="ce4" office:value-type="string" calcext:value-type="string">
            <text:p>62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英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14" calcext:value-type="float">
            <text:p>2,8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39" calcext:value-type="float">
            <text:p>2,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9" calcext:value-type="float">
            <text:p>2,839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780" calcext:value-type="float">
            <text:p>3,780</text:p>
          </table:table-cell>
          <table:table-cell table:style-name="ce4" office:value-type="string" calcext:value-type="string">
            <text:p>75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貴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246" calcext:value-type="float">
            <text:p>2,24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026" calcext:value-type="float">
            <text:p>3,026</text:p>
          </table:table-cell>
          <table:table-cell table:style-name="ce4" office:value-type="string" calcext:value-type="string">
            <text:p>75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99" calcext:value-type="float">
            <text:p>2,79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51" calcext:value-type="float">
            <text:p>2,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1" calcext:value-type="float">
            <text:p>2,851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741" calcext:value-type="float">
            <text:p>3,741</text:p>
          </table:table-cell>
          <table:table-cell table:style-name="ce4" office:value-type="string" calcext:value-type="string">
            <text:p>76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陵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81" calcext:value-type="float">
            <text:p>78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788" calcext:value-type="float">
            <text:p>2,788</text:p>
          </table:table-cell>
          <table:table-cell table:style-name="ce4" office:value-type="string" calcext:value-type="string">
            <text:p>76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貴里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78" calcext:value-type="float">
            <text:p>2,87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942" calcext:value-type="float">
            <text:p>2,9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2" calcext:value-type="float">
            <text:p>2,942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894" calcext:value-type="float">
            <text:p>3,894</text:p>
          </table:table-cell>
          <table:table-cell table:style-name="ce4" office:value-type="string" calcext:value-type="string">
            <text:p>75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富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69" calcext:value-type="float">
            <text:p>2,76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816" calcext:value-type="float">
            <text:p>2,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6" calcext:value-type="float">
            <text:p>2,816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767" calcext:value-type="float">
            <text:p>3,767</text:p>
          </table:table-cell>
          <table:table-cell table:style-name="ce4" office:value-type="string" calcext:value-type="string">
            <text:p>74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安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49" calcext:value-type="float">
            <text:p>3,04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097" calcext:value-type="float">
            <text:p>3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7" calcext:value-type="float">
            <text:p>3,097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217" calcext:value-type="float">
            <text:p>4,217</text:p>
          </table:table-cell>
          <table:table-cell table:style-name="ce4" office:value-type="string" calcext:value-type="string">
            <text:p>73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安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83" calcext:value-type="float">
            <text:p>2,78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847" calcext:value-type="float">
            <text:p>2,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7" calcext:value-type="float">
            <text:p>2,847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4128" calcext:value-type="float">
            <text:p>4,128</text:p>
          </table:table-cell>
          <table:table-cell table:style-name="ce4" office:value-type="string" calcext:value-type="string">
            <text:p>68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74" calcext:value-type="float">
            <text:p>1,87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727" calcext:value-type="float">
            <text:p>2,727</text:p>
          </table:table-cell>
          <table:table-cell table:style-name="ce4" office:value-type="string" calcext:value-type="string">
            <text:p>70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08" calcext:value-type="float">
            <text:p>3,00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073" calcext:value-type="float">
            <text:p>3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3" calcext:value-type="float">
            <text:p>3,073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290" calcext:value-type="float">
            <text:p>4,290</text:p>
          </table:table-cell>
          <table:table-cell table:style-name="ce4" office:value-type="string" calcext:value-type="string">
            <text:p>71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11" calcext:value-type="float">
            <text:p>3,81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874" calcext:value-type="float">
            <text:p>3,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4" calcext:value-type="float">
            <text:p>3,874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5421" calcext:value-type="float">
            <text:p>5,421</text:p>
          </table:table-cell>
          <table:table-cell table:style-name="ce4" office:value-type="string" calcext:value-type="string">
            <text:p>71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恩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95" calcext:value-type="float">
            <text:p>89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028" calcext:value-type="float">
            <text:p>2,0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853" calcext:value-type="float">
            <text:p>2,853</text:p>
          </table:table-cell>
          <table:table-cell table:style-name="ce4" office:value-type="string" calcext:value-type="string">
            <text:p>71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社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44" calcext:value-type="float">
            <text:p>2,24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293" calcext:value-type="float">
            <text:p>2,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3" calcext:value-type="float">
            <text:p>2,293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201" calcext:value-type="float">
            <text:p>3,201</text:p>
          </table:table-cell>
          <table:table-cell table:style-name="ce4" office:value-type="string" calcext:value-type="string">
            <text:p>71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貞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58" calcext:value-type="float">
            <text:p>1,458</text:p>
          </table:table-cell>
          <table:table-cell table:style-name="ce4" office:value-type="string" calcext:value-type="string">
            <text:p>74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貿易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918" calcext:value-type="float">
            <text:p>1,918</text:p>
          </table:table-cell>
          <table:table-cell table:style-name="ce4" office:value-type="string" calcext:value-type="string">
            <text:p>77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58" calcext:value-type="float">
            <text:p>1,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8" calcext:value-type="float">
            <text:p>1,758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427" calcext:value-type="float">
            <text:p>2,427</text:p>
          </table:table-cell>
          <table:table-cell table:style-name="ce4" office:value-type="string" calcext:value-type="string">
            <text:p>72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642" calcext:value-type="float">
            <text:p>1,642</text:p>
          </table:table-cell>
          <table:table-cell table:style-name="ce4" office:value-type="string" calcext:value-type="string">
            <text:p>75.7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龍潭區</text:p>
          </table:table-cell>
          <table:table-cell table:style-name="ce2"/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0543" calcext:value-type="float">
            <text:p>20,54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29898" calcext:value-type="float">
            <text:p>29,89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8588" calcext:value-type="float">
            <text:p>18,58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3812" calcext:value-type="float">
            <text:p>73,812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75147" calcext:value-type="float">
            <text:p>75,1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151" calcext:value-type="float">
            <text:p>75,151</text:p>
          </table:table-cell>
          <table:table-cell table:style-name="ce3" office:value-type="float" office:value="29344" calcext:value-type="float">
            <text:p>29,344</text:p>
          </table:table-cell>
          <table:table-cell table:style-name="ce3" office:value-type="float" office:value="104495" calcext:value-type="float">
            <text:p>104,495</text:p>
          </table:table-cell>
          <table:table-cell table:style-name="ce4" office:value-type="string" calcext:value-type="string">
            <text:p>71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黃唐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07" calcext:value-type="float">
            <text:p>3,20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257" calcext:value-type="float">
            <text:p>3,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7" calcext:value-type="float">
            <text:p>3,257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4639" calcext:value-type="float">
            <text:p>4,639</text:p>
          </table:table-cell>
          <table:table-cell table:style-name="ce4" office:value-type="string" calcext:value-type="string">
            <text:p>70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87" calcext:value-type="float">
            <text:p>1,88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27" calcext:value-type="float">
            <text:p>1,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7" calcext:value-type="float">
            <text:p>1,927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696" calcext:value-type="float">
            <text:p>2,696</text:p>
          </table:table-cell>
          <table:table-cell table:style-name="ce4" office:value-type="string" calcext:value-type="string">
            <text:p>71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692" calcext:value-type="float">
            <text:p>1,69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11" calcext:value-type="float">
            <text:p>4,51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573" calcext:value-type="float">
            <text:p>4,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3" calcext:value-type="float">
            <text:p>4,573</text:p>
          </table:table-cell>
          <table:table-cell table:style-name="ce3" office:value-type="float" office:value="1912" calcext:value-type="float">
            <text:p>1,912</text:p>
          </table:table-cell>
          <table:table-cell table:style-name="ce3" office:value-type="float" office:value="6485" calcext:value-type="float">
            <text:p>6,485</text:p>
          </table:table-cell>
          <table:table-cell table:style-name="ce4" office:value-type="string" calcext:value-type="string">
            <text:p>70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烏樹林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603" calcext:value-type="float">
            <text:p>2,603</text:p>
          </table:table-cell>
          <table:table-cell table:style-name="ce4" office:value-type="string" calcext:value-type="string">
            <text:p>72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烏林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31" calcext:value-type="float">
            <text:p>3,13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215" calcext:value-type="float">
            <text:p>3,2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16" calcext:value-type="float">
            <text:p>3,216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4602" calcext:value-type="float">
            <text:p>4,602</text:p>
          </table:table-cell>
          <table:table-cell table:style-name="ce4" office:value-type="string" calcext:value-type="string">
            <text:p>69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百年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96" calcext:value-type="float">
            <text:p>3,19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244" calcext:value-type="float">
            <text:p>3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4" calcext:value-type="float">
            <text:p>3,244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4285" calcext:value-type="float">
            <text:p>4,285</text:p>
          </table:table-cell>
          <table:table-cell table:style-name="ce4" office:value-type="string" calcext:value-type="string">
            <text:p>75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凌雲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95" calcext:value-type="float">
            <text:p>2,49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546" calcext:value-type="float">
            <text:p>2,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6" calcext:value-type="float">
            <text:p>2,546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3705" calcext:value-type="float">
            <text:p>3,705</text:p>
          </table:table-cell>
          <table:table-cell table:style-name="ce4" office:value-type="string" calcext:value-type="string">
            <text:p>68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祥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75" calcext:value-type="float">
            <text:p>2,37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422" calcext:value-type="float">
            <text:p>2,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2" calcext:value-type="float">
            <text:p>2,422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474" calcext:value-type="float">
            <text:p>3,474</text:p>
          </table:table-cell>
          <table:table-cell table:style-name="ce4" office:value-type="string" calcext:value-type="string">
            <text:p>69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82" calcext:value-type="float">
            <text:p>2,88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939" calcext:value-type="float">
            <text:p>2,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9" calcext:value-type="float">
            <text:p>2,939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4216" calcext:value-type="float">
            <text:p>4,216</text:p>
          </table:table-cell>
          <table:table-cell table:style-name="ce4" office:value-type="string" calcext:value-type="string">
            <text:p>69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聖德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97" calcext:value-type="float">
            <text:p>1,99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046" calcext:value-type="float">
            <text:p>2,0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47" calcext:value-type="float">
            <text:p>2,047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2954" calcext:value-type="float">
            <text:p>2,954</text:p>
          </table:table-cell>
          <table:table-cell table:style-name="ce4" office:value-type="string" calcext:value-type="string">
            <text:p>69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30" calcext:value-type="float">
            <text:p>3,13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188" calcext:value-type="float">
            <text:p>3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8" calcext:value-type="float">
            <text:p>3,188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4403" calcext:value-type="float">
            <text:p>4,403</text:p>
          </table:table-cell>
          <table:table-cell table:style-name="ce4" office:value-type="string" calcext:value-type="string">
            <text:p>72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787" calcext:value-type="float">
            <text:p>1,787</text:p>
          </table:table-cell>
          <table:table-cell table:style-name="ce4" office:value-type="string" calcext:value-type="string">
            <text:p>76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星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19" calcext:value-type="float">
            <text:p>3,11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165" calcext:value-type="float">
            <text:p>3,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5" calcext:value-type="float">
            <text:p>3,165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4080" calcext:value-type="float">
            <text:p>4,080</text:p>
          </table:table-cell>
          <table:table-cell table:style-name="ce4" office:value-type="string" calcext:value-type="string">
            <text:p>77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80" calcext:value-type="float">
            <text:p>3,98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036" calcext:value-type="float">
            <text:p>4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6" calcext:value-type="float">
            <text:p>4,036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5495" calcext:value-type="float">
            <text:p>5,495</text:p>
          </table:table-cell>
          <table:table-cell table:style-name="ce4" office:value-type="string" calcext:value-type="string">
            <text:p>73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華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157" calcext:value-type="float">
            <text:p>3,157</text:p>
          </table:table-cell>
          <table:table-cell table:style-name="ce4" office:value-type="string" calcext:value-type="string">
            <text:p>73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九龍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05" calcext:value-type="float">
            <text:p>2,60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678" calcext:value-type="float">
            <text:p>2,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8" calcext:value-type="float">
            <text:p>2,678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3769" calcext:value-type="float">
            <text:p>3,769</text:p>
          </table:table-cell>
          <table:table-cell table:style-name="ce4" office:value-type="string" calcext:value-type="string">
            <text:p>71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武漢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71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祥和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711" calcext:value-type="float">
            <text:p>1,711</text:p>
          </table:table-cell>
          <table:table-cell table:style-name="ce4" office:value-type="string" calcext:value-type="string">
            <text:p>70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95" calcext:value-type="float">
            <text:p>2,69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750" calcext:value-type="float">
            <text:p>2,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0" calcext:value-type="float">
            <text:p>2,750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3918" calcext:value-type="float">
            <text:p>3,918</text:p>
          </table:table-cell>
          <table:table-cell table:style-name="ce4" office:value-type="string" calcext:value-type="string">
            <text:p>70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71" calcext:value-type="float">
            <text:p>2,87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915" calcext:value-type="float">
            <text:p>2,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5" calcext:value-type="float">
            <text:p>2,915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4139" calcext:value-type="float">
            <text:p>4,139</text:p>
          </table:table-cell>
          <table:table-cell table:style-name="ce4" office:value-type="string" calcext:value-type="string">
            <text:p>70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284" calcext:value-type="float">
            <text:p>2,284</text:p>
          </table:table-cell>
          <table:table-cell table:style-name="ce4" office:value-type="string" calcext:value-type="string">
            <text:p>66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佳安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67" calcext:value-type="float">
            <text:p>2,56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03" calcext:value-type="float">
            <text:p>2,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3" calcext:value-type="float">
            <text:p>2,603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472" calcext:value-type="float">
            <text:p>3,472</text:p>
          </table:table-cell>
          <table:table-cell table:style-name="ce4" office:value-type="string" calcext:value-type="string">
            <text:p>74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坑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500" calcext:value-type="float">
            <text:p>1,500</text:p>
          </table:table-cell>
          <table:table-cell table:style-name="ce4" office:value-type="string" calcext:value-type="string">
            <text:p>70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平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49" calcext:value-type="float">
            <text:p>1,84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2729" calcext:value-type="float">
            <text:p>2,729</text:p>
          </table:table-cell>
          <table:table-cell table:style-name="ce4" office:value-type="string" calcext:value-type="string">
            <text:p>68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林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82" calcext:value-type="float">
            <text:p>2,28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054" calcext:value-type="float">
            <text:p>3,054</text:p>
          </table:table-cell>
          <table:table-cell table:style-name="ce4" office:value-type="string" calcext:value-type="string">
            <text:p>75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林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8" calcext:value-type="float">
            <text:p>2,66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97" calcext:value-type="float">
            <text:p>2,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7" calcext:value-type="float">
            <text:p>2,697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573" calcext:value-type="float">
            <text:p>3,573</text:p>
          </table:table-cell>
          <table:table-cell table:style-name="ce4" office:value-type="string" calcext:value-type="string">
            <text:p>75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林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38" calcext:value-type="float">
            <text:p>2,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8" calcext:value-type="float">
            <text:p>2,438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342" calcext:value-type="float">
            <text:p>3,342</text:p>
          </table:table-cell>
          <table:table-cell table:style-name="ce4" office:value-type="string" calcext:value-type="string">
            <text:p>72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平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146" calcext:value-type="float">
            <text:p>3,146</text:p>
          </table:table-cell>
          <table:table-cell table:style-name="ce4" office:value-type="string" calcext:value-type="string">
            <text:p>70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原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19" calcext:value-type="float">
            <text:p>2,81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870" calcext:value-type="float">
            <text:p>2,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0" calcext:value-type="float">
            <text:p>2,870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4125" calcext:value-type="float">
            <text:p>4,125</text:p>
          </table:table-cell>
          <table:table-cell table:style-name="ce4" office:value-type="string" calcext:value-type="string">
            <text:p>69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73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渴望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230" calcext:value-type="float">
            <text:p>2,230</text:p>
          </table:table-cell>
          <table:table-cell table:style-name="ce4" office:value-type="string" calcext:value-type="string">
            <text:p>77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水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77.9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八德區</text:p>
          </table:table-cell>
          <table:table-cell table:style-name="ce2"/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8220" calcext:value-type="float">
            <text:p>38,2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754" calcext:value-type="float">
            <text:p>2,754</text:p>
          </table:table-cell>
          <table:table-cell table:style-name="ce3" office:value-type="float" office:value="44863" calcext:value-type="float">
            <text:p>44,86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0863" calcext:value-type="float">
            <text:p>30,86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2177" calcext:value-type="float">
            <text:p>122,177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124655" calcext:value-type="float">
            <text:p>124,6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4659" calcext:value-type="float">
            <text:p>124,659</text:p>
          </table:table-cell>
          <table:table-cell table:style-name="ce3" office:value-type="float" office:value="48784" calcext:value-type="float">
            <text:p>48,784</text:p>
          </table:table-cell>
          <table:table-cell table:style-name="ce3" office:value-type="float" office:value="173443" calcext:value-type="float">
            <text:p>173,443</text:p>
          </table:table-cell>
          <table:table-cell table:style-name="ce4" office:value-type="string" calcext:value-type="string">
            <text:p>71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91" calcext:value-type="float">
            <text:p>2,49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35" calcext:value-type="float">
            <text:p>2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5" calcext:value-type="float">
            <text:p>2,535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4505" calcext:value-type="float">
            <text:p>4,505</text:p>
          </table:table-cell>
          <table:table-cell table:style-name="ce4" office:value-type="string" calcext:value-type="string">
            <text:p>56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68" calcext:value-type="float">
            <text:p>3,06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121" calcext:value-type="float">
            <text:p>3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1" calcext:value-type="float">
            <text:p>3,121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4485" calcext:value-type="float">
            <text:p>4,485</text:p>
          </table:table-cell>
          <table:table-cell table:style-name="ce4" office:value-type="string" calcext:value-type="string">
            <text:p>69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97" calcext:value-type="float">
            <text:p>3,19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255" calcext:value-type="float">
            <text:p>3,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5" calcext:value-type="float">
            <text:p>3,255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4679" calcext:value-type="float">
            <text:p>4,679</text:p>
          </table:table-cell>
          <table:table-cell table:style-name="ce4" office:value-type="string" calcext:value-type="string">
            <text:p>69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元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002" calcext:value-type="float">
            <text:p>3,00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040" calcext:value-type="float">
            <text:p>3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0" calcext:value-type="float">
            <text:p>3,040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4238" calcext:value-type="float">
            <text:p>4,238</text:p>
          </table:table-cell>
          <table:table-cell table:style-name="ce4" office:value-type="string" calcext:value-type="string">
            <text:p>71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35" calcext:value-type="float">
            <text:p>63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03" calcext:value-type="float">
            <text:p>2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3" calcext:value-type="float">
            <text:p>2,003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892" calcext:value-type="float">
            <text:p>2,892</text:p>
          </table:table-cell>
          <table:table-cell table:style-name="ce4" office:value-type="string" calcext:value-type="string">
            <text:p>69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豐里</text:p>
          </table:table-cell>
          <table:table-cell table:number-columns-repeated="2" table:style-name="ce3" office:value-type="float" office:value="42" calcext:value-type="float">
            <text:p>4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81" calcext:value-type="float">
            <text:p>3,88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974" calcext:value-type="float">
            <text:p>3,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4" calcext:value-type="float">
            <text:p>3,974</text:p>
          </table:table-cell>
          <table:table-cell table:style-name="ce3" office:value-type="float" office:value="1676" calcext:value-type="float">
            <text:p>1,676</text:p>
          </table:table-cell>
          <table:table-cell table:style-name="ce3" office:value-type="float" office:value="5650" calcext:value-type="float">
            <text:p>5,650</text:p>
          </table:table-cell>
          <table:table-cell table:style-name="ce4" office:value-type="string" calcext:value-type="string">
            <text:p>70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33" calcext:value-type="float">
            <text:p>63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21" calcext:value-type="float">
            <text:p>2,02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781" calcext:value-type="float">
            <text:p>2,781</text:p>
          </table:table-cell>
          <table:table-cell table:style-name="ce4" office:value-type="string" calcext:value-type="string">
            <text:p>73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泰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15" calcext:value-type="float">
            <text:p>2,81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886" calcext:value-type="float">
            <text:p>2,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6" calcext:value-type="float">
            <text:p>2,886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4027" calcext:value-type="float">
            <text:p>4,027</text:p>
          </table:table-cell>
          <table:table-cell table:style-name="ce4" office:value-type="string" calcext:value-type="string">
            <text:p>71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發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069" calcext:value-type="float">
            <text:p>3,069</text:p>
          </table:table-cell>
          <table:table-cell table:style-name="ce4" office:value-type="string" calcext:value-type="string">
            <text:p>74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德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396" calcext:value-type="float">
            <text:p>2,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6" calcext:value-type="float">
            <text:p>2,396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3452" calcext:value-type="float">
            <text:p>3,452</text:p>
          </table:table-cell>
          <table:table-cell table:style-name="ce4" office:value-type="string" calcext:value-type="string">
            <text:p>69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祥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45" calcext:value-type="float">
            <text:p>1,04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24" calcext:value-type="float">
            <text:p>2,2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56" calcext:value-type="float">
            <text:p>2,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6" calcext:value-type="float">
            <text:p>2,256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121" calcext:value-type="float">
            <text:p>3,121</text:p>
          </table:table-cell>
          <table:table-cell table:style-name="ce4" office:value-type="string" calcext:value-type="string">
            <text:p>72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德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44" calcext:value-type="float">
            <text:p>1,94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981" calcext:value-type="float">
            <text:p>1,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1" calcext:value-type="float">
            <text:p>1,981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608" calcext:value-type="float">
            <text:p>2,608</text:p>
          </table:table-cell>
          <table:table-cell table:style-name="ce4" office:value-type="string" calcext:value-type="string">
            <text:p>75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34" calcext:value-type="float">
            <text:p>2,13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198" calcext:value-type="float">
            <text:p>2,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8" calcext:value-type="float">
            <text:p>2,198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125" calcext:value-type="float">
            <text:p>3,125</text:p>
          </table:table-cell>
          <table:table-cell table:style-name="ce4" office:value-type="string" calcext:value-type="string">
            <text:p>70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隆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65" calcext:value-type="float">
            <text:p>3,26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4456" calcext:value-type="float">
            <text:p>4,456</text:p>
          </table:table-cell>
          <table:table-cell table:style-name="ce4" office:value-type="string" calcext:value-type="string">
            <text:p>74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58" calcext:value-type="float">
            <text:p>2,45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3556" calcext:value-type="float">
            <text:p>3,556</text:p>
          </table:table-cell>
          <table:table-cell table:style-name="ce4" office:value-type="string" calcext:value-type="string">
            <text:p>70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霄裡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174" calcext:value-type="float">
            <text:p>2,174</text:p>
          </table:table-cell>
          <table:table-cell table:style-name="ce4" office:value-type="string" calcext:value-type="string">
            <text:p>69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友里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084" calcext:value-type="float">
            <text:p>2,084</text:p>
          </table:table-cell>
          <table:table-cell table:style-name="ce4" office:value-type="string" calcext:value-type="string">
            <text:p>72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茄明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10" calcext:value-type="float">
            <text:p>3,41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465" calcext:value-type="float">
            <text:p>3,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5" calcext:value-type="float">
            <text:p>3,465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4917" calcext:value-type="float">
            <text:p>4,917</text:p>
          </table:table-cell>
          <table:table-cell table:style-name="ce4" office:value-type="string" calcext:value-type="string">
            <text:p>70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58" calcext:value-type="float">
            <text:p>1,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8" calcext:value-type="float">
            <text:p>1,758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444" calcext:value-type="float">
            <text:p>2,444</text:p>
          </table:table-cell>
          <table:table-cell table:style-name="ce4" office:value-type="string" calcext:value-type="string">
            <text:p>71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67" calcext:value-type="float">
            <text:p>2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7" calcext:value-type="float">
            <text:p>2,067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908" calcext:value-type="float">
            <text:p>2,908</text:p>
          </table:table-cell>
          <table:table-cell table:style-name="ce4" office:value-type="string" calcext:value-type="string">
            <text:p>71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明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606" calcext:value-type="float">
            <text:p>2,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6" calcext:value-type="float">
            <text:p>2,606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3706" calcext:value-type="float">
            <text:p>3,706</text:p>
          </table:table-cell>
          <table:table-cell table:style-name="ce4" office:value-type="string" calcext:value-type="string">
            <text:p>70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城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80" calcext:value-type="float">
            <text:p>2,18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217" calcext:value-type="float">
            <text:p>2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7" calcext:value-type="float">
            <text:p>2,217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078" calcext:value-type="float">
            <text:p>3,078</text:p>
          </table:table-cell>
          <table:table-cell table:style-name="ce4" office:value-type="string" calcext:value-type="string">
            <text:p>72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白鷺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949" calcext:value-type="float">
            <text:p>2,949</text:p>
          </table:table-cell>
          <table:table-cell table:style-name="ce4" office:value-type="string" calcext:value-type="string">
            <text:p>71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32" calcext:value-type="float">
            <text:p>2,73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791" calcext:value-type="float">
            <text:p>2,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1" calcext:value-type="float">
            <text:p>2,791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3912" calcext:value-type="float">
            <text:p>3,912</text:p>
          </table:table-cell>
          <table:table-cell table:style-name="ce4" office:value-type="string" calcext:value-type="string">
            <text:p>71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發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015" calcext:value-type="float">
            <text:p>2,015</text:p>
          </table:table-cell>
          <table:table-cell table:style-name="ce4" office:value-type="string" calcext:value-type="string">
            <text:p>72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仁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02" calcext:value-type="float">
            <text:p>2,90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74" calcext:value-type="float">
            <text:p>2,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4" calcext:value-type="float">
            <text:p>2,974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4019" calcext:value-type="float">
            <text:p>4,019</text:p>
          </table:table-cell>
          <table:table-cell table:style-name="ce4" office:value-type="string" calcext:value-type="string">
            <text:p>74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96" calcext:value-type="float">
            <text:p>2,4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543" calcext:value-type="float">
            <text:p>2,5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44" calcext:value-type="float">
            <text:p>2,544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3548" calcext:value-type="float">
            <text:p>3,548</text:p>
          </table:table-cell>
          <table:table-cell table:style-name="ce4" office:value-type="string" calcext:value-type="string">
            <text:p>71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97" calcext:value-type="float">
            <text:p>2,49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40" calcext:value-type="float">
            <text:p>2,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0" calcext:value-type="float">
            <text:p>2,54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430" calcext:value-type="float">
            <text:p>3,430</text:p>
          </table:table-cell>
          <table:table-cell table:style-name="ce4" office:value-type="string" calcext:value-type="string">
            <text:p>74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498" calcext:value-type="float">
            <text:p>1,498</text:p>
          </table:table-cell>
          <table:table-cell table:style-name="ce4" office:value-type="string" calcext:value-type="string">
            <text:p>76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81" calcext:value-type="float">
            <text:p>2,88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910" calcext:value-type="float">
            <text:p>2,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0" calcext:value-type="float">
            <text:p>2,910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3918" calcext:value-type="float">
            <text:p>3,918</text:p>
          </table:table-cell>
          <table:table-cell table:style-name="ce4" office:value-type="string" calcext:value-type="string">
            <text:p>74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愛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89" calcext:value-type="float">
            <text:p>6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24" calcext:value-type="float">
            <text:p>1,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4" calcext:value-type="float">
            <text:p>1,824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468" calcext:value-type="float">
            <text:p>2,468</text:p>
          </table:table-cell>
          <table:table-cell table:style-name="ce4" office:value-type="string" calcext:value-type="string">
            <text:p>73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774" calcext:value-type="float">
            <text:p>1,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4" calcext:value-type="float">
            <text:p>1,774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441" calcext:value-type="float">
            <text:p>2,441</text:p>
          </table:table-cell>
          <table:table-cell table:style-name="ce4" office:value-type="string" calcext:value-type="string">
            <text:p>72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順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51" calcext:value-type="float">
            <text:p>1,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1" calcext:value-type="float">
            <text:p>1,751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454" calcext:value-type="float">
            <text:p>2,454</text:p>
          </table:table-cell>
          <table:table-cell table:style-name="ce4" office:value-type="string" calcext:value-type="string">
            <text:p>71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和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62" calcext:value-type="float">
            <text:p>2,16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07" calcext:value-type="float">
            <text:p>5,20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322" calcext:value-type="float">
            <text:p>5,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2" calcext:value-type="float">
            <text:p>5,322</text:p>
          </table:table-cell>
          <table:table-cell table:style-name="ce3" office:value-type="float" office:value="2102" calcext:value-type="float">
            <text:p>2,102</text:p>
          </table:table-cell>
          <table:table-cell table:style-name="ce3" office:value-type="float" office:value="7424" calcext:value-type="float">
            <text:p>7,424</text:p>
          </table:table-cell>
          <table:table-cell table:style-name="ce4" office:value-type="string" calcext:value-type="string">
            <text:p>71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昌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74" calcext:value-type="float">
            <text:p>1,97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09" calcext:value-type="float">
            <text:p>2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9" calcext:value-type="float">
            <text:p>2,009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748" calcext:value-type="float">
            <text:p>2,748</text:p>
          </table:table-cell>
          <table:table-cell table:style-name="ce4" office:value-type="string" calcext:value-type="string">
            <text:p>73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信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85" calcext:value-type="float">
            <text:p>2,28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339" calcext:value-type="float">
            <text:p>2,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9" calcext:value-type="float">
            <text:p>2,339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400" calcext:value-type="float">
            <text:p>3,400</text:p>
          </table:table-cell>
          <table:table-cell table:style-name="ce4" office:value-type="string" calcext:value-type="string">
            <text:p>68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陸光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66" calcext:value-type="float">
            <text:p>2,86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952" calcext:value-type="float">
            <text:p>2,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2" calcext:value-type="float">
            <text:p>2,952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4272" calcext:value-type="float">
            <text:p>4,272</text:p>
          </table:table-cell>
          <table:table-cell table:style-name="ce4" office:value-type="string" calcext:value-type="string">
            <text:p>69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慶里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70" calcext:value-type="float">
            <text:p>1,370</text:p>
          </table:table-cell>
          <table:table-cell table:style-name="ce4" office:value-type="string" calcext:value-type="string">
            <text:p>70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467" calcext:value-type="float">
            <text:p>1,467</text:p>
          </table:table-cell>
          <table:table-cell table:style-name="ce4" office:value-type="string" calcext:value-type="string">
            <text:p>73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成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28" calcext:value-type="float">
            <text:p>2,32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148" calcext:value-type="float">
            <text:p>3,148</text:p>
          </table:table-cell>
          <table:table-cell table:style-name="ce4" office:value-type="string" calcext:value-type="string">
            <text:p>75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義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482" calcext:value-type="float">
            <text:p>2,48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3631" calcext:value-type="float">
            <text:p>3,631</text:p>
          </table:table-cell>
          <table:table-cell table:style-name="ce4" office:value-type="string" calcext:value-type="string">
            <text:p>69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忠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715" calcext:value-type="float">
            <text:p>1,715</text:p>
          </table:table-cell>
          <table:table-cell table:style-name="ce4" office:value-type="string" calcext:value-type="string">
            <text:p>70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智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18" calcext:value-type="float">
            <text:p>3,11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4268" calcext:value-type="float">
            <text:p>4,268</text:p>
          </table:table-cell>
          <table:table-cell table:style-name="ce4" office:value-type="string" calcext:value-type="string">
            <text:p>74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宏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24" calcext:value-type="float">
            <text:p>3,62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673" calcext:value-type="float">
            <text:p>3,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3" calcext:value-type="float">
            <text:p>3,673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4804" calcext:value-type="float">
            <text:p>4,804</text:p>
          </table:table-cell>
          <table:table-cell table:style-name="ce4" office:value-type="string" calcext:value-type="string">
            <text:p>76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正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96" calcext:value-type="float">
            <text:p>3,19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249" calcext:value-type="float">
            <text:p>3,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9" calcext:value-type="float">
            <text:p>3,249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4388" calcext:value-type="float">
            <text:p>4,388</text:p>
          </table:table-cell>
          <table:table-cell table:style-name="ce4" office:value-type="string" calcext:value-type="string">
            <text:p>74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38" calcext:value-type="float">
            <text:p>3,83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896" calcext:value-type="float">
            <text:p>3,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96" calcext:value-type="float">
            <text:p>3,896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5116" calcext:value-type="float">
            <text:p>5,116</text:p>
          </table:table-cell>
          <table:table-cell table:style-name="ce4" office:value-type="string" calcext:value-type="string">
            <text:p>76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強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17" calcext:value-type="float">
            <text:p>71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93" calcext:value-type="float">
            <text:p>2,29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336" calcext:value-type="float">
            <text:p>2,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6" calcext:value-type="float">
            <text:p>2,336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094" calcext:value-type="float">
            <text:p>3,094</text:p>
          </table:table-cell>
          <table:table-cell table:style-name="ce4" office:value-type="string" calcext:value-type="string">
            <text:p>75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勇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84" calcext:value-type="float">
            <text:p>2,98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030" calcext:value-type="float">
            <text:p>3,0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0" calcext:value-type="float">
            <text:p>3,03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4068" calcext:value-type="float">
            <text:p>4,068</text:p>
          </table:table-cell>
          <table:table-cell table:style-name="ce4" office:value-type="string" calcext:value-type="string">
            <text:p>74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榮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854" calcext:value-type="float">
            <text:p>1,854</text:p>
          </table:table-cell>
          <table:table-cell table:style-name="ce4" office:value-type="string" calcext:value-type="string">
            <text:p>71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千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183" calcext:value-type="float">
            <text:p>2,183</text:p>
          </table:table-cell>
          <table:table-cell table:style-name="ce4" office:value-type="string" calcext:value-type="string">
            <text:p>72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漢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72" calcext:value-type="float">
            <text:p>2,77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823" calcext:value-type="float">
            <text:p>2,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3" calcext:value-type="float">
            <text:p>2,823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3886" calcext:value-type="float">
            <text:p>3,886</text:p>
          </table:table-cell>
          <table:table-cell table:style-name="ce4" office:value-type="string" calcext:value-type="string">
            <text:p>72.6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大溪區</text:p>
          </table:table-cell>
          <table:table-cell table:style-name="ce2"/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0190" calcext:value-type="float">
            <text:p>20,19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18413" calcext:value-type="float">
            <text:p>18,41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2341" calcext:value-type="float">
            <text:p>12,3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4423" calcext:value-type="float">
            <text:p>54,423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55627" calcext:value-type="float">
            <text:p>55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27" calcext:value-type="float">
            <text:p>55,627</text:p>
          </table:table-cell>
          <table:table-cell table:style-name="ce3" office:value-type="float" office:value="22914" calcext:value-type="float">
            <text:p>22,914</text:p>
          </table:table-cell>
          <table:table-cell table:style-name="ce3" office:value-type="float" office:value="78541" calcext:value-type="float">
            <text:p>78,541</text:p>
          </table:table-cell>
          <table:table-cell table:style-name="ce4" office:value-type="string" calcext:value-type="string">
            <text:p>70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365" calcext:value-type="float">
            <text:p>1,365</text:p>
          </table:table-cell>
          <table:table-cell table:style-name="ce4" office:value-type="string" calcext:value-type="string">
            <text:p>73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仁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75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17" calcext:value-type="float">
            <text:p>3,01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4271" calcext:value-type="float">
            <text:p>4,271</text:p>
          </table:table-cell>
          <table:table-cell table:style-name="ce4" office:value-type="string" calcext:value-type="string">
            <text:p>71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一心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05" calcext:value-type="float">
            <text:p>3,10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165" calcext:value-type="float">
            <text:p>3,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5" calcext:value-type="float">
            <text:p>3,165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4707" calcext:value-type="float">
            <text:p>4,707</text:p>
          </table:table-cell>
          <table:table-cell table:style-name="ce4" office:value-type="string" calcext:value-type="string">
            <text:p>67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一德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6" calcext:value-type="float">
            <text:p>3,71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792" calcext:value-type="float">
            <text:p>3,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2" calcext:value-type="float">
            <text:p>3,792</text:p>
          </table:table-cell>
          <table:table-cell table:style-name="ce3" office:value-type="float" office:value="1674" calcext:value-type="float">
            <text:p>1,674</text:p>
          </table:table-cell>
          <table:table-cell table:style-name="ce3" office:value-type="float" office:value="5466" calcext:value-type="float">
            <text:p>5,466</text:p>
          </table:table-cell>
          <table:table-cell table:style-name="ce4" office:value-type="string" calcext:value-type="string">
            <text:p>69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72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71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康安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38" calcext:value-type="float">
            <text:p>1,238</text:p>
          </table:table-cell>
          <table:table-cell table:style-name="ce4" office:value-type="string" calcext:value-type="string">
            <text:p>74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686" calcext:value-type="float">
            <text:p>1,686</text:p>
          </table:table-cell>
          <table:table-cell table:style-name="ce4" office:value-type="string" calcext:value-type="string">
            <text:p>72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美華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07" calcext:value-type="float">
            <text:p>2,10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994" calcext:value-type="float">
            <text:p>2,994</text:p>
          </table:table-cell>
          <table:table-cell table:style-name="ce4" office:value-type="string" calcext:value-type="string">
            <text:p>72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149" calcext:value-type="float">
            <text:p>2,149</text:p>
          </table:table-cell>
          <table:table-cell table:style-name="ce4" office:value-type="string" calcext:value-type="string">
            <text:p>71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1" calcext:value-type="float">
            <text:p>28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43" calcext:value-type="float">
            <text:p>14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9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峰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69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新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480" calcext:value-type="float">
            <text:p>1,480</text:p>
          </table:table-cell>
          <table:table-cell table:style-name="ce4" office:value-type="string" calcext:value-type="string">
            <text:p>76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2631" calcext:value-type="float">
            <text:p>2,631</text:p>
          </table:table-cell>
          <table:table-cell table:style-name="ce4" office:value-type="string" calcext:value-type="string">
            <text:p>67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善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42" calcext:value-type="float">
            <text:p>3,34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392" calcext:value-type="float">
            <text:p>3,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2" calcext:value-type="float">
            <text:p>3,392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4645" calcext:value-type="float">
            <text:p>4,645</text:p>
          </table:table-cell>
          <table:table-cell table:style-name="ce4" office:value-type="string" calcext:value-type="string">
            <text:p>73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37" calcext:value-type="float">
            <text:p>2,33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388" calcext:value-type="float">
            <text:p>2,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8" calcext:value-type="float">
            <text:p>2,388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290" calcext:value-type="float">
            <text:p>3,290</text:p>
          </table:table-cell>
          <table:table-cell table:style-name="ce4" office:value-type="string" calcext:value-type="string">
            <text:p>72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僑愛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401" calcext:value-type="float">
            <text:p>2,401</text:p>
          </table:table-cell>
          <table:table-cell table:style-name="ce4" office:value-type="string" calcext:value-type="string">
            <text:p>73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2763" calcext:value-type="float">
            <text:p>2,763</text:p>
          </table:table-cell>
          <table:table-cell table:style-name="ce4" office:value-type="string" calcext:value-type="string">
            <text:p>63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17" calcext:value-type="float">
            <text:p>3,51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576" calcext:value-type="float">
            <text:p>3,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6" calcext:value-type="float">
            <text:p>3,576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4901" calcext:value-type="float">
            <text:p>4,901</text:p>
          </table:table-cell>
          <table:table-cell table:style-name="ce4" office:value-type="string" calcext:value-type="string">
            <text:p>72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14" calcext:value-type="float">
            <text:p>3,71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789" calcext:value-type="float">
            <text:p>3,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9" calcext:value-type="float">
            <text:p>3,789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5171" calcext:value-type="float">
            <text:p>5,171</text:p>
          </table:table-cell>
          <table:table-cell table:style-name="ce4" office:value-type="string" calcext:value-type="string">
            <text:p>73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武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08" calcext:value-type="float">
            <text:p>2,20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263" calcext:value-type="float">
            <text:p>2,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3" calcext:value-type="float">
            <text:p>2,263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178" calcext:value-type="float">
            <text:p>3,178</text:p>
          </table:table-cell>
          <table:table-cell table:style-name="ce4" office:value-type="string" calcext:value-type="string">
            <text:p>71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文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75" calcext:value-type="float">
            <text:p>2,67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723" calcext:value-type="float">
            <text:p>2,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3" calcext:value-type="float">
            <text:p>2,723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3844" calcext:value-type="float">
            <text:p>3,844</text:p>
          </table:table-cell>
          <table:table-cell table:style-name="ce4" office:value-type="string" calcext:value-type="string">
            <text:p>70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18" calcext:value-type="float">
            <text:p>3,41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506" calcext:value-type="float">
            <text:p>3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6" calcext:value-type="float">
            <text:p>3,506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5100" calcext:value-type="float">
            <text:p>5,100</text:p>
          </table:table-cell>
          <table:table-cell table:style-name="ce4" office:value-type="string" calcext:value-type="string">
            <text:p>68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465" calcext:value-type="float">
            <text:p>2,465</text:p>
          </table:table-cell>
          <table:table-cell table:style-name="ce4" office:value-type="string" calcext:value-type="string">
            <text:p>65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員林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645" calcext:value-type="float">
            <text:p>1,645</text:p>
          </table:table-cell>
          <table:table-cell table:style-name="ce4" office:value-type="string" calcext:value-type="string">
            <text:p>67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元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2863" calcext:value-type="float">
            <text:p>2,863</text:p>
          </table:table-cell>
          <table:table-cell table:style-name="ce4" office:value-type="string" calcext:value-type="string">
            <text:p>69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源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70" calcext:value-type="float">
            <text:p>2,57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621" calcext:value-type="float">
            <text:p>2,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1" calcext:value-type="float">
            <text:p>2,621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638" calcext:value-type="float">
            <text:p>3,638</text:p>
          </table:table-cell>
          <table:table-cell table:style-name="ce4" office:value-type="string" calcext:value-type="string">
            <text:p>72.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復興區</text:p>
          </table:table-cell>
          <table:table-cell table:style-name="ce2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388" calcext:value-type="float">
            <text:p>3,38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183" calcext:value-type="float">
            <text:p>6,18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381" calcext:value-type="float">
            <text:p>6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1" calcext:value-type="float">
            <text:p>6,381</text:p>
          </table:table-cell>
          <table:table-cell table:style-name="ce3" office:value-type="float" office:value="3957" calcext:value-type="float">
            <text:p>3,957</text:p>
          </table:table-cell>
          <table:table-cell table:style-name="ce3" office:value-type="float" office:value="10338" calcext:value-type="float">
            <text:p>10,338</text:p>
          </table:table-cell>
          <table:table-cell table:style-name="ce4" office:value-type="string" calcext:value-type="string">
            <text:p>61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121" calcext:value-type="float">
            <text:p>2,121</text:p>
          </table:table-cell>
          <table:table-cell table:style-name="ce4" office:value-type="string" calcext:value-type="string">
            <text:p>67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澤仁里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464" calcext:value-type="float">
            <text:p>1,464</text:p>
          </table:table-cell>
          <table:table-cell table:style-name="ce4" office:value-type="string" calcext:value-type="string">
            <text:p>61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霞雲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1" calcext:value-type="float">
            <text:p>2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63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盛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58" calcext:value-type="float">
            <text:p>758</text:p>
          </table:table-cell>
          <table:table-cell table:style-name="ce4" office:value-type="string" calcext:value-type="string">
            <text:p>62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羅浮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116" calcext:value-type="float">
            <text:p>1,116</text:p>
          </table:table-cell>
          <table:table-cell table:style-name="ce4" office:value-type="string" calcext:value-type="string">
            <text:p>63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58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奎輝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5" calcext:value-type="float">
            <text:p>30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64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義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53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56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陵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3" calcext:value-type="float">
            <text:p>39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286" calcext:value-type="float">
            <text:p>1,286</text:p>
          </table:table-cell>
          <table:table-cell table:style-name="ce4" office:value-type="string" calcext:value-type="string">
            <text:p>57.00</text:p>
          </table:table-cell>
          <table:table-cell table:number-columns-repeated="998"/>
        </table:table-row>
        <table:table-row table:style-name="ro1" table:number-rows-repeated="10480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桃園市" style:display-name="PageStyle_桃園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7:02</meta:creation-date>
    <meta:initial-creator>Apache POI</meta:initial-creator>
    <meta:generator>LibreOffice/6.0.7.3$Linux_X86_64 LibreOffice_project/00m0$Build-3</meta:generator>
    <meta:document-statistic meta:table-count="1" meta:cell-count="13278" meta:object-count="0"/>
  </office:meta>
</office:document-meta>
</file>